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2" style:family="table-cell" style:parent-style-name="Default" style:data-style-name="N10100"/>
    <style:style style:name="ce3" style:family="table-cell" style:parent-style-name="Default" style:data-style-name="N10002"/>
    <style:style style:name="ce1" style:family="table-cell" style:parent-style-name="Default" style:data-style-name="N11"/>
    <style:style style:name="ce5" style:family="table-cell" style:parent-style-name="Default" style:data-style-name="N10000"/>
    <style:style style:name="ce6" style:family="table-cell" style:parent-style-name="Default" style:data-style-name="N100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 Vegetation" table:style-name="ta1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33" calcext:value-type="float">
            <text:p>33.00</text:p>
          </table:table-cell>
          <table:table-cell/>
          <table:table-cell office:value-type="string" calcext:value-type="string">
            <text:p>FHmean</text:p>
          </table:table-cell>
          <table:table-cell office:value-type="float" office:value="33" calcext:value-type="float">
            <text:p>33.00</text:p>
          </table:table-cell>
          <table:table-cell office:value-type="float" office:value="4.63579443442424" calcext:value-type="float">
            <text:p>4.64</text:p>
          </table:table-cell>
          <table:table-cell office:value-type="float" office:value="0.651264470180257" calcext:value-type="float">
            <text:p>0.65</text:p>
          </table:table-cell>
          <table:table-cell office:value-type="float" office:value="3.279212598" calcext:value-type="float">
            <text:p>3.28</text:p>
          </table:table-cell>
          <table:table-cell office:value-type="float" office:value="4.68975" calcext:value-type="float">
            <text:p>4.69</text:p>
          </table:table-cell>
          <table:table-cell office:value-type="float" office:value="6.066195652" calcext:value-type="float">
            <text:p>6.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63579443442424" calcext:value-type="float">
            <text:p>4.64</text:p>
          </table:table-cell>
          <table:table-cell office:value-type="float" office:value="4.17963636363636" calcext:value-type="float">
            <text:p>4.18</text:p>
          </table:table-cell>
          <table:table-cell office:value-type="float" office:value="1.94540350369697" calcext:value-type="float">
            <text:p>1.95</text:p>
          </table:table-cell>
          <table:table-cell office:value-type="float" office:value="9.90421212121212" calcext:value-type="float">
            <text:p>9.90</text:p>
          </table:table-cell>
          <table:table-cell/>
          <table:table-cell office:value-type="string" calcext:value-type="string">
            <text:p>FHmedian</text:p>
          </table:table-cell>
          <table:table-cell office:value-type="float" office:value="33" calcext:value-type="float">
            <text:p>33.00</text:p>
          </table:table-cell>
          <table:table-cell office:value-type="float" office:value="4.17963636363636" calcext:value-type="float">
            <text:p>4.18</text:p>
          </table:table-cell>
          <table:table-cell office:value-type="float" office:value="0.732382779365656" calcext:value-type="float">
            <text:p>0.73</text:p>
          </table:table-cell>
          <table:table-cell office:value-type="float" office:value="2.925" calcext:value-type="float">
            <text:p>2.93</text:p>
          </table:table-cell>
          <table:table-cell office:value-type="float" office:value="4.095" calcext:value-type="float">
            <text:p>4.10</text:p>
          </table:table-cell>
          <table:table-cell office:value-type="float" office:value="5.85" calcext:value-type="float">
            <text:p>5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651264470180257" calcext:value-type="float">
            <text:p>0.65</text:p>
          </table:table-cell>
          <table:table-cell office:value-type="float" office:value="0.732382779365656" calcext:value-type="float">
            <text:p>0.73</text:p>
          </table:table-cell>
          <table:table-cell office:value-type="float" office:value="0.456876099385258" calcext:value-type="float">
            <text:p>0.46</text:p>
          </table:table-cell>
          <table:table-cell office:value-type="float" office:value="1.79746710257754" calcext:value-type="float">
            <text:p>1.80</text:p>
          </table:table-cell>
          <table:table-cell/>
          <table:table-cell office:value-type="string" calcext:value-type="string">
            <text:p>FHstdev</text:p>
          </table:table-cell>
          <table:table-cell office:value-type="float" office:value="33" calcext:value-type="float">
            <text:p>33.00</text:p>
          </table:table-cell>
          <table:table-cell office:value-type="float" office:value="1.94540350369697" calcext:value-type="float">
            <text:p>1.95</text:p>
          </table:table-cell>
          <table:table-cell office:value-type="float" office:value="0.456876099385258" calcext:value-type="float">
            <text:p>0.46</text:p>
          </table:table-cell>
          <table:table-cell office:value-type="float" office:value="1.143172428" calcext:value-type="float">
            <text:p>1.14</text:p>
          </table:table-cell>
          <table:table-cell office:value-type="float" office:value="1.894837964" calcext:value-type="float">
            <text:p>1.89</text:p>
          </table:table-cell>
          <table:table-cell office:value-type="float" office:value="3.5630222" calcext:value-type="float">
            <text:p>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279212598" calcext:value-type="float">
            <text:p>3.28</text:p>
          </table:table-cell>
          <table:table-cell office:value-type="float" office:value="2.925" calcext:value-type="float">
            <text:p>2.93</text:p>
          </table:table-cell>
          <table:table-cell office:value-type="float" office:value="1.143172428" calcext:value-type="float">
            <text:p>1.14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FHmax</text:p>
          </table:table-cell>
          <table:table-cell office:value-type="float" office:value="33" calcext:value-type="float">
            <text:p>33.00</text:p>
          </table:table-cell>
          <table:table-cell office:value-type="float" office:value="9.90421212121212" calcext:value-type="float">
            <text:p>9.90</text:p>
          </table:table-cell>
          <table:table-cell office:value-type="float" office:value="1.79746710257754" calcext:value-type="float">
            <text:p>1.80</text:p>
          </table:table-cell>
          <table:table-cell office:value-type="float" office:value="7.02" calcext:value-type="float">
            <text:p>7.02</text:p>
          </table:table-cell>
          <table:table-cell office:value-type="float" office:value="9.36" calcext:value-type="float">
            <text:p>9.36</text:p>
          </table:table-cell>
          <table:table-cell office:value-type="float" office:value="14.04" calcext:value-type="float">
            <text:p>14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4.68975" calcext:value-type="float">
            <text:p>4.69</text:p>
          </table:table-cell>
          <table:table-cell office:value-type="float" office:value="4.095" calcext:value-type="float">
            <text:p>4.10</text:p>
          </table:table-cell>
          <table:table-cell office:value-type="float" office:value="1.894837964" calcext:value-type="float">
            <text:p>1.89</text:p>
          </table:table-cell>
          <table:table-cell office:value-type="float" office:value="9.36" calcext:value-type="float">
            <text:p>9.36</text:p>
          </table:table-cell>
          <table:table-cell/>
          <table:table-cell office:value-type="string" calcext:value-type="string">
            <text:p>LHmean</text:p>
          </table:table-cell>
          <table:table-cell office:value-type="float" office:value="338" calcext:value-type="float">
            <text:p>338.00</text:p>
          </table:table-cell>
          <table:table-cell office:value-type="float" office:value="12.9354850643609" calcext:value-type="float">
            <text:p>12.94</text:p>
          </table:table-cell>
          <table:table-cell office:value-type="float" office:value="2.70820663580932" calcext:value-type="float">
            <text:p>2.71</text:p>
          </table:table-cell>
          <table:table-cell office:value-type="float" office:value="6.619307624" calcext:value-type="float">
            <text:p>6.62</text:p>
          </table:table-cell>
          <table:table-cell office:value-type="float" office:value="12.82602959" calcext:value-type="float">
            <text:p>12.83</text:p>
          </table:table-cell>
          <table:table-cell office:value-type="float" office:value="20.0177766" calcext:value-type="float">
            <text:p>2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.066195652" calcext:value-type="float">
            <text:p>6.07</text:p>
          </table:table-cell>
          <table:table-cell office:value-type="float" office:value="5.85" calcext:value-type="float">
            <text:p>5.85</text:p>
          </table:table-cell>
          <table:table-cell office:value-type="float" office:value="3.5630222" calcext:value-type="float">
            <text:p>3.56</text:p>
          </table:table-cell>
          <table:table-cell office:value-type="float" office:value="14.04" calcext:value-type="float">
            <text:p>14.04</text:p>
          </table:table-cell>
          <table:table-cell/>
          <table:table-cell office:value-type="string" calcext:value-type="string">
            <text:p>LHmedian</text:p>
          </table:table-cell>
          <table:table-cell office:value-type="float" office:value="338" calcext:value-type="float">
            <text:p>338.00</text:p>
          </table:table-cell>
          <table:table-cell office:value-type="float" office:value="13.1122063634467" calcext:value-type="float">
            <text:p>13.11</text:p>
          </table:table-cell>
          <table:table-cell office:value-type="float" office:value="2.89377943844358" calcext:value-type="float">
            <text:p>2.89</text:p>
          </table:table-cell>
          <table:table-cell office:value-type="float" office:value="5.936706543" calcext:value-type="float">
            <text:p>5.94</text:p>
          </table:table-cell>
          <table:table-cell office:value-type="float" office:value="13.06793213" calcext:value-type="float">
            <text:p>13.07</text:p>
          </table:table-cell>
          <table:table-cell office:value-type="float" office:value="21.4960022" calcext:value-type="float">
            <text:p>21.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/>
          <table:table-cell office:value-type="string" calcext:value-type="string">
            <text:p>LHstdev</text:p>
          </table:table-cell>
          <table:table-cell office:value-type="float" office:value="338" calcext:value-type="float">
            <text:p>338.00</text:p>
          </table:table-cell>
          <table:table-cell office:value-type="float" office:value="3.78252193911243" calcext:value-type="float">
            <text:p>3.78</text:p>
          </table:table-cell>
          <table:table-cell office:value-type="float" office:value="1.00934236384975" calcext:value-type="float">
            <text:p>1.01</text:p>
          </table:table-cell>
          <table:table-cell office:value-type="float" office:value="1.456485765" calcext:value-type="float">
            <text:p>1.46</text:p>
          </table:table-cell>
          <table:table-cell office:value-type="float" office:value="3.7313147495" calcext:value-type="float">
            <text:p>3.73</text:p>
          </table:table-cell>
          <table:table-cell office:value-type="float" office:value="7.182073348" calcext:value-type="float">
            <text:p>7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338" calcext:value-type="float">
            <text:p>338.00</text:p>
          </table:table-cell>
          <table:table-cell/>
          <table:table-cell office:value-type="string" calcext:value-type="string">
            <text:p>LHmax</text:p>
          </table:table-cell>
          <table:table-cell office:value-type="float" office:value="338" calcext:value-type="float">
            <text:p>338.00</text:p>
          </table:table-cell>
          <table:table-cell office:value-type="float" office:value="22.5721428325148" calcext:value-type="float">
            <text:p>22.57</text:p>
          </table:table-cell>
          <table:table-cell office:value-type="float" office:value="4.02017916991607" calcext:value-type="float">
            <text:p>4.02</text:p>
          </table:table-cell>
          <table:table-cell office:value-type="float" office:value="12.64379883" calcext:value-type="float">
            <text:p>12.64</text:p>
          </table:table-cell>
          <table:table-cell office:value-type="float" office:value="22.27722168" calcext:value-type="float">
            <text:p>22.28</text:p>
          </table:table-cell>
          <table:table-cell office:value-type="float" office:value="35.03503418" calcext:value-type="float">
            <text:p>35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.9354850643609" calcext:value-type="float">
            <text:p>12.94</text:p>
          </table:table-cell>
          <table:table-cell office:value-type="float" office:value="13.1122063634467" calcext:value-type="float">
            <text:p>13.11</text:p>
          </table:table-cell>
          <table:table-cell office:value-type="float" office:value="3.78252193911243" calcext:value-type="float">
            <text:p>3.78</text:p>
          </table:table-cell>
          <table:table-cell office:value-type="float" office:value="22.5721428325148" calcext:value-type="float">
            <text:p>22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.70820663580932" calcext:value-type="float">
            <text:p>2.71</text:p>
          </table:table-cell>
          <table:table-cell office:value-type="float" office:value="2.89377943844358" calcext:value-type="float">
            <text:p>2.89</text:p>
          </table:table-cell>
          <table:table-cell office:value-type="float" office:value="1.00934236384975" calcext:value-type="float">
            <text:p>1.01</text:p>
          </table:table-cell>
          <table:table-cell office:value-type="float" office:value="4.02017916991607" calcext:value-type="float">
            <text:p>4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.619307624" calcext:value-type="float">
            <text:p>6.62</text:p>
          </table:table-cell>
          <table:table-cell office:value-type="float" office:value="5.936706543" calcext:value-type="float">
            <text:p>5.94</text:p>
          </table:table-cell>
          <table:table-cell office:value-type="float" office:value="1.456485765" calcext:value-type="float">
            <text:p>1.46</text:p>
          </table:table-cell>
          <table:table-cell office:value-type="float" office:value="12.64379883" calcext:value-type="float">
            <text:p>12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2.82602959" calcext:value-type="float">
            <text:p>12.83</text:p>
          </table:table-cell>
          <table:table-cell office:value-type="float" office:value="13.06793213" calcext:value-type="float">
            <text:p>13.07</text:p>
          </table:table-cell>
          <table:table-cell office:value-type="float" office:value="3.7313147495" calcext:value-type="float">
            <text:p>3.73</text:p>
          </table:table-cell>
          <table:table-cell office:value-type="float" office:value="22.27722168" calcext:value-type="float">
            <text:p>22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.0177766" calcext:value-type="float">
            <text:p>20.02</text:p>
          </table:table-cell>
          <table:table-cell office:value-type="float" office:value="21.4960022" calcext:value-type="float">
            <text:p>21.50</text:p>
          </table:table-cell>
          <table:table-cell office:value-type="float" office:value="7.182073348" calcext:value-type="float">
            <text:p>7.18</text:p>
          </table:table-cell>
          <table:table-cell office:value-type="float" office:value="35.03503418" calcext:value-type="float">
            <text:p>35.04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tareira 1 - LiDAR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3.304934590915" calcext:value-type="float">
            <text:p>13,304934590915</text:p>
          </table:table-cell>
          <table:table-cell office:value-type="float" office:value="13.4823488724379" calcext:value-type="float">
            <text:p>13,4823488724379</text:p>
          </table:table-cell>
          <table:table-cell office:value-type="float" office:value="3.66313652633333" calcext:value-type="float">
            <text:p>3,66313652633333</text:p>
          </table:table-cell>
          <table:table-cell office:value-type="float" office:value="22.4798268839869" calcext:value-type="float">
            <text:p>22,4798268839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.42462514559652" calcext:value-type="float">
            <text:p>2,42462514559652</text:p>
          </table:table-cell>
          <table:table-cell office:value-type="float" office:value="2.57824389333897" calcext:value-type="float">
            <text:p>2,57824389333897</text:p>
          </table:table-cell>
          <table:table-cell office:value-type="float" office:value="0.957755129565473" calcext:value-type="float">
            <text:p>0,957755129565473</text:p>
          </table:table-cell>
          <table:table-cell office:value-type="float" office:value="3.73650922025451" calcext:value-type="float">
            <text:p>3,73650922025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8.512451701" calcext:value-type="float">
            <text:p>8,512451701</text:p>
          </table:table-cell>
          <table:table-cell office:value-type="float" office:value="8.120483398" calcext:value-type="float">
            <text:p>8,120483398</text:p>
          </table:table-cell>
          <table:table-cell office:value-type="float" office:value="1.850446127" calcext:value-type="float">
            <text:p>1,850446127</text:p>
          </table:table-cell>
          <table:table-cell office:value-type="float" office:value="14.82061768" calcext:value-type="float">
            <text:p>14,82061768</text:p>
          </table:table-cell>
          <table:table-cell table:number-columns-repeated="5"/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11.70465548" calcext:value-type="float">
            <text:p>11,70465548</text:p>
          </table:table-cell>
          <table:table-cell office:value-type="float" office:value="11.70330811" calcext:value-type="float">
            <text:p>11,70330811</text:p>
          </table:table-cell>
          <table:table-cell office:value-type="float" office:value="2.962622996" calcext:value-type="float">
            <text:p>2,962622996</text:p>
          </table:table-cell>
          <table:table-cell office:value-type="float" office:value="19.53521729" calcext:value-type="float">
            <text:p>19,53521729</text:p>
          </table:table-cell>
          <table:table-cell table:number-columns-repeated="5"/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13.12726951" calcext:value-type="float">
            <text:p>13,12726951</text:p>
          </table:table-cell>
          <table:table-cell office:value-type="float" office:value="13.31594849" calcext:value-type="float">
            <text:p>13,31594849</text:p>
          </table:table-cell>
          <table:table-cell office:value-type="float" office:value="3.450603687" calcext:value-type="float">
            <text:p>3,450603687</text:p>
          </table:table-cell>
          <table:table-cell office:value-type="float" office:value="22.05548096" calcext:value-type="float">
            <text:p>22,05548096</text:p>
          </table:table-cell>
          <table:table-cell table:number-columns-repeated="5"/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14.77881413" calcext:value-type="float">
            <text:p>14,77881413</text:p>
          </table:table-cell>
          <table:table-cell office:value-type="float" office:value="15.00579834" calcext:value-type="float">
            <text:p>15,00579834</text:p>
          </table:table-cell>
          <table:table-cell office:value-type="float" office:value="4.274098357" calcext:value-type="float">
            <text:p>4,274098357</text:p>
          </table:table-cell>
          <table:table-cell office:value-type="float" office:value="25.07226563" calcext:value-type="float">
            <text:p>25,0722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.0177766" calcext:value-type="float">
            <text:p>20,0177766</text:p>
          </table:table-cell>
          <table:table-cell office:value-type="float" office:value="20.67163086" calcext:value-type="float">
            <text:p>20,67163086</text:p>
          </table:table-cell>
          <table:table-cell office:value-type="float" office:value="6.545110587" calcext:value-type="float">
            <text:p>6,545110587</text:p>
          </table:table-cell>
          <table:table-cell office:value-type="float" office:value="35.03503418" calcext:value-type="float">
            <text:p>35,0350341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508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775858774509804" calcext:value-type="float">
            <text:p>0,007758587745098</text:p>
          </table:table-cell>
          <table:table-cell office:value-type="float" office:value="0.029058553751634" calcext:value-type="float">
            <text:p>0,029058553751634</text:p>
          </table:table-cell>
          <table:table-cell office:value-type="float" office:value="0.0203850014444445" calcext:value-type="float">
            <text:p>0,020385001444445</text:p>
          </table:table-cell>
          <table:table-cell office:value-type="float" office:value="0.0685239716797385" calcext:value-type="float">
            <text:p>0,068523971679739</text:p>
          </table:table-cell>
          <table:table-cell office:value-type="float" office:value="0.22675264720915" calcext:value-type="float">
            <text:p>0,22675264720915</text:p>
          </table:table-cell>
          <table:table-cell office:value-type="float" office:value="0.284276365594771" calcext:value-type="float">
            <text:p>0,284276365594771</text:p>
          </table:table-cell>
          <table:table-cell office:value-type="float" office:value="0.315492138856209" calcext:value-type="float">
            <text:p>0,315492138856209</text:p>
          </table:table-cell>
          <table:table-cell office:value-type="float" office:value="0.177332774196078" calcext:value-type="float">
            <text:p>0,177332774196078</text:p>
          </table:table-cell>
          <table:table-cell office:value-type="float" office:value="0.0797199643594771" calcext:value-type="float">
            <text:p>0,07971996435947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210436343576712" calcext:value-type="float">
            <text:p>0,002104363435767</text:p>
          </table:table-cell>
          <table:table-cell office:value-type="float" office:value="0.00323718529571333" calcext:value-type="float">
            <text:p>0,003237185295713</text:p>
          </table:table-cell>
          <table:table-cell office:value-type="float" office:value="0.00272320167138432" calcext:value-type="float">
            <text:p>0,002723201671384</text:p>
          </table:table-cell>
          <table:table-cell office:value-type="float" office:value="0.00588519132771757" calcext:value-type="float">
            <text:p>0,005885191327718</text:p>
          </table:table-cell>
          <table:table-cell office:value-type="float" office:value="0.0217193259264502" calcext:value-type="float">
            <text:p>0,02171932592645</text:p>
          </table:table-cell>
          <table:table-cell office:value-type="float" office:value="0.0284561142547074" calcext:value-type="float">
            <text:p>0,028456114254707</text:p>
          </table:table-cell>
          <table:table-cell office:value-type="float" office:value="0.0299097172028579" calcext:value-type="float">
            <text:p>0,029909717202858</text:p>
          </table:table-cell>
          <table:table-cell office:value-type="float" office:value="0.0135118312211996" calcext:value-type="float">
            <text:p>0,0135118312212</text:p>
          </table:table-cell>
          <table:table-cell office:value-type="float" office:value="0.00700638478444769" calcext:value-type="float">
            <text:p>0,0070063847844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985577" calcext:value-type="float">
            <text:p>0,000985577</text:p>
          </table:table-cell>
          <table:table-cell office:value-type="float" office:value="0.017556076" calcext:value-type="float">
            <text:p>0,017556076</text:p>
          </table:table-cell>
          <table:table-cell office:value-type="float" office:value="0.011851533" calcext:value-type="float">
            <text:p>0,011851533</text:p>
          </table:table-cell>
          <table:table-cell office:value-type="float" office:value="0.047784617" calcext:value-type="float">
            <text:p>0,047784617</text:p>
          </table:table-cell>
          <table:table-cell office:value-type="float" office:value="0.1755316" calcext:value-type="float">
            <text:p>0,1755316</text:p>
          </table:table-cell>
          <table:table-cell office:value-type="float" office:value="0.215181269" calcext:value-type="float">
            <text:p>0,215181269</text:p>
          </table:table-cell>
          <table:table-cell office:value-type="float" office:value="0.243081279" calcext:value-type="float">
            <text:p>0,243081279</text:p>
          </table:table-cell>
          <table:table-cell office:value-type="float" office:value="0.135509813" calcext:value-type="float">
            <text:p>0,135509813</text:p>
          </table:table-cell>
          <table:table-cell office:value-type="float" office:value="0.058429131" calcext:value-type="float">
            <text:p>0,058429131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06495801" calcext:value-type="float">
            <text:p>0,006495801</text:p>
          </table:table-cell>
          <table:table-cell office:value-type="float" office:value="0.027138234" calcext:value-type="float">
            <text:p>0,027138234</text:p>
          </table:table-cell>
          <table:table-cell office:value-type="float" office:value="0.018727579" calcext:value-type="float">
            <text:p>0,018727579</text:p>
          </table:table-cell>
          <table:table-cell office:value-type="float" office:value="0.06508317" calcext:value-type="float">
            <text:p>0,06508317</text:p>
          </table:table-cell>
          <table:table-cell office:value-type="float" office:value="0.211925849" calcext:value-type="float">
            <text:p>0,211925849</text:p>
          </table:table-cell>
          <table:table-cell office:value-type="float" office:value="0.265381296" calcext:value-type="float">
            <text:p>0,265381296</text:p>
          </table:table-cell>
          <table:table-cell office:value-type="float" office:value="0.295604025" calcext:value-type="float">
            <text:p>0,295604025</text:p>
          </table:table-cell>
          <table:table-cell office:value-type="float" office:value="0.17035937" calcext:value-type="float">
            <text:p>0,17035937</text:p>
          </table:table-cell>
          <table:table-cell office:value-type="float" office:value="0.075512507" calcext:value-type="float">
            <text:p>0,075512507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0772303" calcext:value-type="float">
            <text:p>0,00772303</text:p>
          </table:table-cell>
          <table:table-cell office:value-type="float" office:value="0.029447441" calcext:value-type="float">
            <text:p>0,029447441</text:p>
          </table:table-cell>
          <table:table-cell office:value-type="float" office:value="0.02057994" calcext:value-type="float">
            <text:p>0,02057994</text:p>
          </table:table-cell>
          <table:table-cell office:value-type="float" office:value="0.069631684" calcext:value-type="float">
            <text:p>0,069631684</text:p>
          </table:table-cell>
          <table:table-cell office:value-type="float" office:value="0.227357912" calcext:value-type="float">
            <text:p>0,227357912</text:p>
          </table:table-cell>
          <table:table-cell office:value-type="float" office:value="0.282390946" calcext:value-type="float">
            <text:p>0,282390946</text:p>
          </table:table-cell>
          <table:table-cell office:value-type="float" office:value="0.314933762" calcext:value-type="float">
            <text:p>0,314933762</text:p>
          </table:table-cell>
          <table:table-cell office:value-type="float" office:value="0.178059433" calcext:value-type="float">
            <text:p>0,178059433</text:p>
          </table:table-cell>
          <table:table-cell office:value-type="float" office:value="0.079589003" calcext:value-type="float">
            <text:p>0,079589003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09329263" calcext:value-type="float">
            <text:p>0,009329263</text:p>
          </table:table-cell>
          <table:table-cell office:value-type="float" office:value="0.031338579" calcext:value-type="float">
            <text:p>0,031338579</text:p>
          </table:table-cell>
          <table:table-cell office:value-type="float" office:value="0.022102567" calcext:value-type="float">
            <text:p>0,022102567</text:p>
          </table:table-cell>
          <table:table-cell office:value-type="float" office:value="0.072564615" calcext:value-type="float">
            <text:p>0,072564615</text:p>
          </table:table-cell>
          <table:table-cell office:value-type="float" office:value="0.240164277" calcext:value-type="float">
            <text:p>0,240164277</text:p>
          </table:table-cell>
          <table:table-cell office:value-type="float" office:value="0.299695873" calcext:value-type="float">
            <text:p>0,299695873</text:p>
          </table:table-cell>
          <table:table-cell office:value-type="float" office:value="0.331772447" calcext:value-type="float">
            <text:p>0,331772447</text:p>
          </table:table-cell>
          <table:table-cell office:value-type="float" office:value="0.186486858" calcext:value-type="float">
            <text:p>0,186486858</text:p>
          </table:table-cell>
          <table:table-cell office:value-type="float" office:value="0.08465749" calcext:value-type="float">
            <text:p>0,0846574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3563902" calcext:value-type="float">
            <text:p>0,013563902</text:p>
          </table:table-cell>
          <table:table-cell office:value-type="float" office:value="0.035729498" calcext:value-type="float">
            <text:p>0,035729498</text:p>
          </table:table-cell>
          <table:table-cell office:value-type="float" office:value="0.028965972" calcext:value-type="float">
            <text:p>0,028965972</text:p>
          </table:table-cell>
          <table:table-cell office:value-type="float" office:value="0.082896562" calcext:value-type="float">
            <text:p>0,082896562</text:p>
          </table:table-cell>
          <table:table-cell office:value-type="float" office:value="0.292000443" calcext:value-type="float">
            <text:p>0,292000443</text:p>
          </table:table-cell>
          <table:table-cell office:value-type="float" office:value="0.379596549" calcext:value-type="float">
            <text:p>0,379596549</text:p>
          </table:table-cell>
          <table:table-cell office:value-type="float" office:value="0.411544514" calcext:value-type="float">
            <text:p>0,411544514</text:p>
          </table:table-cell>
          <table:table-cell office:value-type="float" office:value="0.204999188" calcext:value-type="float">
            <text:p>0,204999188</text:p>
          </table:table-cell>
          <table:table-cell office:value-type="float" office:value="0.100006574" calcext:value-type="float">
            <text:p>0,1000065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12153013660131" calcext:value-type="float">
            <text:p>0,011215301366013</text:p>
          </table:table-cell>
          <table:table-cell office:value-type="float" office:value="0.0381464045490196" calcext:value-type="float">
            <text:p>0,03814640454902</text:p>
          </table:table-cell>
          <table:table-cell office:value-type="float" office:value="0.0191573965294118" calcext:value-type="float">
            <text:p>0,019157396529412</text:p>
          </table:table-cell>
          <table:table-cell office:value-type="float" office:value="0.0794646984640523" calcext:value-type="float">
            <text:p>0,079464698464052</text:p>
          </table:table-cell>
          <table:table-cell office:value-type="float" office:value="0.300429492267974" calcext:value-type="float">
            <text:p>0,300429492267974</text:p>
          </table:table-cell>
          <table:table-cell office:value-type="float" office:value="0.379838636960784" calcext:value-type="float">
            <text:p>0,379838636960784</text:p>
          </table:table-cell>
          <table:table-cell office:value-type="float" office:value="0.410671474705883" calcext:value-type="float">
            <text:p>0,410671474705883</text:p>
          </table:table-cell>
          <table:table-cell office:value-type="float" office:value="0.189013251588235" calcext:value-type="float">
            <text:p>0,189013251588235</text:p>
          </table:table-cell>
          <table:table-cell office:value-type="float" office:value="0.0786908756339869" calcext:value-type="float">
            <text:p>0,07869087563398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23444891156727" calcext:value-type="float">
            <text:p>0,001234448911567</text:p>
          </table:table-cell>
          <table:table-cell office:value-type="float" office:value="0.00253943539934272" calcext:value-type="float">
            <text:p>0,002539435399343</text:p>
          </table:table-cell>
          <table:table-cell office:value-type="float" office:value="0.00152907908095637" calcext:value-type="float">
            <text:p>0,001529079080956</text:p>
          </table:table-cell>
          <table:table-cell office:value-type="float" office:value="0.00522638317079726" calcext:value-type="float">
            <text:p>0,005226383170797</text:p>
          </table:table-cell>
          <table:table-cell office:value-type="float" office:value="0.016346202381402" calcext:value-type="float">
            <text:p>0,016346202381402</text:p>
          </table:table-cell>
          <table:table-cell office:value-type="float" office:value="0.0175279307472251" calcext:value-type="float">
            <text:p>0,017527930747225</text:p>
          </table:table-cell>
          <table:table-cell office:value-type="float" office:value="0.0178447968960522" calcext:value-type="float">
            <text:p>0,017844796896052</text:p>
          </table:table-cell>
          <table:table-cell office:value-type="float" office:value="0.00859170053227964" calcext:value-type="float">
            <text:p>0,00859170053228</text:p>
          </table:table-cell>
          <table:table-cell office:value-type="float" office:value="0.00436384437198609" calcext:value-type="float">
            <text:p>0,00436384437198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758121" calcext:value-type="float">
            <text:p>0,00758121</text:p>
          </table:table-cell>
          <table:table-cell office:value-type="float" office:value="0.030528605" calcext:value-type="float">
            <text:p>0,030528605</text:p>
          </table:table-cell>
          <table:table-cell office:value-type="float" office:value="0.015209976" calcext:value-type="float">
            <text:p>0,015209976</text:p>
          </table:table-cell>
          <table:table-cell office:value-type="float" office:value="0.065741931" calcext:value-type="float">
            <text:p>0,065741931</text:p>
          </table:table-cell>
          <table:table-cell office:value-type="float" office:value="0.248016483" calcext:value-type="float">
            <text:p>0,248016483</text:p>
          </table:table-cell>
          <table:table-cell office:value-type="float" office:value="0.324405098" calcext:value-type="float">
            <text:p>0,324405098</text:p>
          </table:table-cell>
          <table:table-cell office:value-type="float" office:value="0.351421142" calcext:value-type="float">
            <text:p>0,351421142</text:p>
          </table:table-cell>
          <table:table-cell office:value-type="float" office:value="0.167450771" calcext:value-type="float">
            <text:p>0,167450771</text:p>
          </table:table-cell>
          <table:table-cell office:value-type="float" office:value="0.070257485" calcext:value-type="float">
            <text:p>0,070257485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10530242" calcext:value-type="float">
            <text:p>0,010530242</text:p>
          </table:table-cell>
          <table:table-cell office:value-type="float" office:value="0.03647908" calcext:value-type="float">
            <text:p>0,03647908</text:p>
          </table:table-cell>
          <table:table-cell office:value-type="float" office:value="0.018198797" calcext:value-type="float">
            <text:p>0,018198797</text:p>
          </table:table-cell>
          <table:table-cell office:value-type="float" office:value="0.076015726" calcext:value-type="float">
            <text:p>0,076015726</text:p>
          </table:table-cell>
          <table:table-cell office:value-type="float" office:value="0.291071124" calcext:value-type="float">
            <text:p>0,291071124</text:p>
          </table:table-cell>
          <table:table-cell office:value-type="float" office:value="0.365801889" calcext:value-type="float">
            <text:p>0,365801889</text:p>
          </table:table-cell>
          <table:table-cell office:value-type="float" office:value="0.399643278" calcext:value-type="float">
            <text:p>0,399643278</text:p>
          </table:table-cell>
          <table:table-cell office:value-type="float" office:value="0.18171899" calcext:value-type="float">
            <text:p>0,18171899</text:p>
          </table:table-cell>
          <table:table-cell office:value-type="float" office:value="0.075131589" calcext:value-type="float">
            <text:p>0,075131589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11210085" calcext:value-type="float">
            <text:p>0,011210085</text:p>
          </table:table-cell>
          <table:table-cell office:value-type="float" office:value="0.037907936" calcext:value-type="float">
            <text:p>0,037907936</text:p>
          </table:table-cell>
          <table:table-cell office:value-type="float" office:value="0.019163828" calcext:value-type="float">
            <text:p>0,019163828</text:p>
          </table:table-cell>
          <table:table-cell office:value-type="float" office:value="0.079654947" calcext:value-type="float">
            <text:p>0,079654947</text:p>
          </table:table-cell>
          <table:table-cell office:value-type="float" office:value="0.300847852" calcext:value-type="float">
            <text:p>0,300847852</text:p>
          </table:table-cell>
          <table:table-cell office:value-type="float" office:value="0.380877924" calcext:value-type="float">
            <text:p>0,380877924</text:p>
          </table:table-cell>
          <table:table-cell office:value-type="float" office:value="0.411320037" calcext:value-type="float">
            <text:p>0,411320037</text:p>
          </table:table-cell>
          <table:table-cell office:value-type="float" office:value="0.190345421" calcext:value-type="float">
            <text:p>0,190345421</text:p>
          </table:table-cell>
          <table:table-cell office:value-type="float" office:value="0.078879699" calcext:value-type="float">
            <text:p>0,078879699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11935545" calcext:value-type="float">
            <text:p>0,011935545</text:p>
          </table:table-cell>
          <table:table-cell office:value-type="float" office:value="0.039893485" calcext:value-type="float">
            <text:p>0,039893485</text:p>
          </table:table-cell>
          <table:table-cell office:value-type="float" office:value="0.020043593" calcext:value-type="float">
            <text:p>0,020043593</text:p>
          </table:table-cell>
          <table:table-cell office:value-type="float" office:value="0.08226285" calcext:value-type="float">
            <text:p>0,08226285</text:p>
          </table:table-cell>
          <table:table-cell office:value-type="float" office:value="0.311200614" calcext:value-type="float">
            <text:p>0,311200614</text:p>
          </table:table-cell>
          <table:table-cell office:value-type="float" office:value="0.389931063" calcext:value-type="float">
            <text:p>0,389931063</text:p>
          </table:table-cell>
          <table:table-cell office:value-type="float" office:value="0.422199346" calcext:value-type="float">
            <text:p>0,422199346</text:p>
          </table:table-cell>
          <table:table-cell office:value-type="float" office:value="0.19533364" calcext:value-type="float">
            <text:p>0,19533364</text:p>
          </table:table-cell>
          <table:table-cell office:value-type="float" office:value="0.081768429" calcext:value-type="float">
            <text:p>0,08176842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5175185" calcext:value-type="float">
            <text:p>0,015175185</text:p>
          </table:table-cell>
          <table:table-cell office:value-type="float" office:value="0.045562861" calcext:value-type="float">
            <text:p>0,045562861</text:p>
          </table:table-cell>
          <table:table-cell office:value-type="float" office:value="0.024663555" calcext:value-type="float">
            <text:p>0,024663555</text:p>
          </table:table-cell>
          <table:table-cell office:value-type="float" office:value="0.093612809" calcext:value-type="float">
            <text:p>0,093612809</text:p>
          </table:table-cell>
          <table:table-cell office:value-type="float" office:value="0.339993984" calcext:value-type="float">
            <text:p>0,339993984</text:p>
          </table:table-cell>
          <table:table-cell office:value-type="float" office:value="0.42075088" calcext:value-type="float">
            <text:p>0,42075088</text:p>
          </table:table-cell>
          <table:table-cell office:value-type="float" office:value="0.457861453" calcext:value-type="float">
            <text:p>0,457861453</text:p>
          </table:table-cell>
          <table:table-cell office:value-type="float" office:value="0.207940426" calcext:value-type="float">
            <text:p>0,207940426</text:p>
          </table:table-cell>
          <table:table-cell office:value-type="float" office:value="0.088991312" calcext:value-type="float">
            <text:p>0,088991312</text:p>
          </table:table-cell>
        </table:table-row>
      </table:table>
      <table:table table:name="Cantareira 2 - LiDAR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.6299403207784" calcext:value-type="float">
            <text:p>12,6299403207784</text:p>
          </table:table-cell>
          <table:table-cell office:value-type="float" office:value="12.8060885046595" calcext:value-type="float">
            <text:p>12,8060885046595</text:p>
          </table:table-cell>
          <table:table-cell office:value-type="float" office:value="3.88125690211351" calcext:value-type="float">
            <text:p>3,88125690211351</text:p>
          </table:table-cell>
          <table:table-cell office:value-type="float" office:value="22.648490616973" calcext:value-type="float">
            <text:p>22,648490616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.89297676330239" calcext:value-type="float">
            <text:p>2,89297676330239</text:p>
          </table:table-cell>
          <table:table-cell office:value-type="float" office:value="3.10445907126731" calcext:value-type="float">
            <text:p>3,10445907126731</text:p>
          </table:table-cell>
          <table:table-cell office:value-type="float" office:value="1.04234571287882" calcext:value-type="float">
            <text:p>1,04234571287882</text:p>
          </table:table-cell>
          <table:table-cell office:value-type="float" office:value="4.24904709837086" calcext:value-type="float">
            <text:p>4,24904709837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.619307624" calcext:value-type="float">
            <text:p>6,619307624</text:p>
          </table:table-cell>
          <table:table-cell office:value-type="float" office:value="5.936706543" calcext:value-type="float">
            <text:p>5,936706543</text:p>
          </table:table-cell>
          <table:table-cell office:value-type="float" office:value="1.456485765" calcext:value-type="float">
            <text:p>1,456485765</text:p>
          </table:table-cell>
          <table:table-cell office:value-type="float" office:value="12.64379883" calcext:value-type="float">
            <text:p>12,64379883</text:p>
          </table:table-cell>
          <table:table-cell table:number-columns-repeated="5"/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10.44633669" calcext:value-type="float">
            <text:p>10,44633669</text:p>
          </table:table-cell>
          <table:table-cell office:value-type="float" office:value="10.53491211" calcext:value-type="float">
            <text:p>10,53491211</text:p>
          </table:table-cell>
          <table:table-cell office:value-type="float" office:value="3.174187623" calcext:value-type="float">
            <text:p>3,174187623</text:p>
          </table:table-cell>
          <table:table-cell office:value-type="float" office:value="19.62322998" calcext:value-type="float">
            <text:p>19,62322998</text:p>
          </table:table-cell>
          <table:table-cell table:number-columns-repeated="5"/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12.53708764" calcext:value-type="float">
            <text:p>12,53708764</text:p>
          </table:table-cell>
          <table:table-cell office:value-type="float" office:value="12.7767334" calcext:value-type="float">
            <text:p>12,7767334</text:p>
          </table:table-cell>
          <table:table-cell office:value-type="float" office:value="3.824878085" calcext:value-type="float">
            <text:p>3,824878085</text:p>
          </table:table-cell>
          <table:table-cell office:value-type="float" office:value="22.46740723" calcext:value-type="float">
            <text:p>22,46740723</text:p>
          </table:table-cell>
          <table:table-cell table:number-columns-repeated="5"/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14.51864707" calcext:value-type="float">
            <text:p>14,51864707</text:p>
          </table:table-cell>
          <table:table-cell office:value-type="float" office:value="14.75717163" calcext:value-type="float">
            <text:p>14,75717163</text:p>
          </table:table-cell>
          <table:table-cell office:value-type="float" office:value="4.523621787" calcext:value-type="float">
            <text:p>4,523621787</text:p>
          </table:table-cell>
          <table:table-cell office:value-type="float" office:value="26.0838623" calcext:value-type="float">
            <text:p>26,0838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9.98426679" calcext:value-type="float">
            <text:p>19,98426679</text:p>
          </table:table-cell>
          <table:table-cell office:value-type="float" office:value="21.4960022" calcext:value-type="float">
            <text:p>21,4960022</text:p>
          </table:table-cell>
          <table:table-cell office:value-type="float" office:value="7.182073348" calcext:value-type="float">
            <text:p>7,182073348</text:p>
          </table:table-cell>
          <table:table-cell office:value-type="float" office:value="33.10644531" calcext:value-type="float">
            <text:p>33,1064453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508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663882454594594" calcext:value-type="float">
            <text:p>0,006638824545946</text:p>
          </table:table-cell>
          <table:table-cell office:value-type="float" office:value="0.0269194684054054" calcext:value-type="float">
            <text:p>0,026919468405405</text:p>
          </table:table-cell>
          <table:table-cell office:value-type="float" office:value="0.0186596723459459" calcext:value-type="float">
            <text:p>0,018659672345946</text:p>
          </table:table-cell>
          <table:table-cell office:value-type="float" office:value="0.0635955598" calcext:value-type="float">
            <text:p>0,0635955598</text:p>
          </table:table-cell>
          <table:table-cell office:value-type="float" office:value="0.210187065043243" calcext:value-type="float">
            <text:p>0,210187065043243</text:p>
          </table:table-cell>
          <table:table-cell office:value-type="float" office:value="0.263510968562162" calcext:value-type="float">
            <text:p>0,263510968562162</text:p>
          </table:table-cell>
          <table:table-cell office:value-type="float" office:value="0.291719870513514" calcext:value-type="float">
            <text:p>0,291719870513514</text:p>
          </table:table-cell>
          <table:table-cell office:value-type="float" office:value="0.164318779351351" calcext:value-type="float">
            <text:p>0,164318779351351</text:p>
          </table:table-cell>
          <table:table-cell office:value-type="float" office:value="0.0729469529567568" calcext:value-type="float">
            <text:p>0,0729469529567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277691267275958" calcext:value-type="float">
            <text:p>0,00277691267276</text:p>
          </table:table-cell>
          <table:table-cell office:value-type="float" office:value="0.00426017344058332" calcext:value-type="float">
            <text:p>0,004260173440583</text:p>
          </table:table-cell>
          <table:table-cell office:value-type="float" office:value="0.00312194606648714" calcext:value-type="float">
            <text:p>0,003121946066487</text:p>
          </table:table-cell>
          <table:table-cell office:value-type="float" office:value="0.00723090811010047" calcext:value-type="float">
            <text:p>0,0072309081101</text:p>
          </table:table-cell>
          <table:table-cell office:value-type="float" office:value="0.0221348502945095" calcext:value-type="float">
            <text:p>0,02213485029451</text:p>
          </table:table-cell>
          <table:table-cell office:value-type="float" office:value="0.0285388719696231" calcext:value-type="float">
            <text:p>0,028538871969623</text:p>
          </table:table-cell>
          <table:table-cell office:value-type="float" office:value="0.0297526135556251" calcext:value-type="float">
            <text:p>0,029752613555625</text:p>
          </table:table-cell>
          <table:table-cell office:value-type="float" office:value="0.0162032182858468" calcext:value-type="float">
            <text:p>0,016203218285847</text:p>
          </table:table-cell>
          <table:table-cell office:value-type="float" office:value="0.00887174406990831" calcext:value-type="float">
            <text:p>0,00887174406990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743529" calcext:value-type="float">
            <text:p>0,000743529</text:p>
          </table:table-cell>
          <table:table-cell office:value-type="float" office:value="0.015939824" calcext:value-type="float">
            <text:p>0,015939824</text:p>
          </table:table-cell>
          <table:table-cell office:value-type="float" office:value="0.010703783" calcext:value-type="float">
            <text:p>0,010703783</text:p>
          </table:table-cell>
          <table:table-cell office:value-type="float" office:value="0.041463979" calcext:value-type="float">
            <text:p>0,041463979</text:p>
          </table:table-cell>
          <table:table-cell office:value-type="float" office:value="0.152996282" calcext:value-type="float">
            <text:p>0,152996282</text:p>
          </table:table-cell>
          <table:table-cell office:value-type="float" office:value="0.196196092" calcext:value-type="float">
            <text:p>0,196196092</text:p>
          </table:table-cell>
          <table:table-cell office:value-type="float" office:value="0.212900779" calcext:value-type="float">
            <text:p>0,212900779</text:p>
          </table:table-cell>
          <table:table-cell office:value-type="float" office:value="0.121482147" calcext:value-type="float">
            <text:p>0,121482147</text:p>
          </table:table-cell>
          <table:table-cell office:value-type="float" office:value="0.051402789" calcext:value-type="float">
            <text:p>0,051402789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04716857" calcext:value-type="float">
            <text:p>0,004716857</text:p>
          </table:table-cell>
          <table:table-cell office:value-type="float" office:value="0.024188856" calcext:value-type="float">
            <text:p>0,024188856</text:p>
          </table:table-cell>
          <table:table-cell office:value-type="float" office:value="0.016621092" calcext:value-type="float">
            <text:p>0,016621092</text:p>
          </table:table-cell>
          <table:table-cell office:value-type="float" office:value="0.059028896" calcext:value-type="float">
            <text:p>0,059028896</text:p>
          </table:table-cell>
          <table:table-cell office:value-type="float" office:value="0.196353188" calcext:value-type="float">
            <text:p>0,196353188</text:p>
          </table:table-cell>
          <table:table-cell office:value-type="float" office:value="0.245861235" calcext:value-type="float">
            <text:p>0,245861235</text:p>
          </table:table-cell>
          <table:table-cell office:value-type="float" office:value="0.2740913" calcext:value-type="float">
            <text:p>0,2740913</text:p>
          </table:table-cell>
          <table:table-cell office:value-type="float" office:value="0.154894379" calcext:value-type="float">
            <text:p>0,154894379</text:p>
          </table:table-cell>
          <table:table-cell office:value-type="float" office:value="0.067381354" calcext:value-type="float">
            <text:p>0,067381354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06580131" calcext:value-type="float">
            <text:p>0,006580131</text:p>
          </table:table-cell>
          <table:table-cell office:value-type="float" office:value="0.027022924" calcext:value-type="float">
            <text:p>0,027022924</text:p>
          </table:table-cell>
          <table:table-cell office:value-type="float" office:value="0.018317625" calcext:value-type="float">
            <text:p>0,018317625</text:p>
          </table:table-cell>
          <table:table-cell office:value-type="float" office:value="0.063120118" calcext:value-type="float">
            <text:p>0,063120118</text:p>
          </table:table-cell>
          <table:table-cell office:value-type="float" office:value="0.211390641" calcext:value-type="float">
            <text:p>0,211390641</text:p>
          </table:table-cell>
          <table:table-cell office:value-type="float" office:value="0.26283231" calcext:value-type="float">
            <text:p>0,26283231</text:p>
          </table:table-cell>
          <table:table-cell office:value-type="float" office:value="0.290277172" calcext:value-type="float">
            <text:p>0,290277172</text:p>
          </table:table-cell>
          <table:table-cell office:value-type="float" office:value="0.163125348" calcext:value-type="float">
            <text:p>0,163125348</text:p>
          </table:table-cell>
          <table:table-cell office:value-type="float" office:value="0.071968347" calcext:value-type="float">
            <text:p>0,071968347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08587412" calcext:value-type="float">
            <text:p>0,008587412</text:p>
          </table:table-cell>
          <table:table-cell office:value-type="float" office:value="0.029389847" calcext:value-type="float">
            <text:p>0,029389847</text:p>
          </table:table-cell>
          <table:table-cell office:value-type="float" office:value="0.020183273" calcext:value-type="float">
            <text:p>0,020183273</text:p>
          </table:table-cell>
          <table:table-cell office:value-type="float" office:value="0.067503341" calcext:value-type="float">
            <text:p>0,067503341</text:p>
          </table:table-cell>
          <table:table-cell office:value-type="float" office:value="0.222713432" calcext:value-type="float">
            <text:p>0,222713432</text:p>
          </table:table-cell>
          <table:table-cell office:value-type="float" office:value="0.280404824" calcext:value-type="float">
            <text:p>0,280404824</text:p>
          </table:table-cell>
          <table:table-cell office:value-type="float" office:value="0.309760129" calcext:value-type="float">
            <text:p>0,309760129</text:p>
          </table:table-cell>
          <table:table-cell office:value-type="float" office:value="0.175569946" calcext:value-type="float">
            <text:p>0,175569946</text:p>
          </table:table-cell>
          <table:table-cell office:value-type="float" office:value="0.077916497" calcext:value-type="float">
            <text:p>0,07791649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4276462" calcext:value-type="float">
            <text:p>0,014276462</text:p>
          </table:table-cell>
          <table:table-cell office:value-type="float" office:value="0.039100402" calcext:value-type="float">
            <text:p>0,039100402</text:p>
          </table:table-cell>
          <table:table-cell office:value-type="float" office:value="0.031033481" calcext:value-type="float">
            <text:p>0,031033481</text:p>
          </table:table-cell>
          <table:table-cell office:value-type="float" office:value="0.089102289" calcext:value-type="float">
            <text:p>0,089102289</text:p>
          </table:table-cell>
          <table:table-cell office:value-type="float" office:value="0.290511101" calcext:value-type="float">
            <text:p>0,290511101</text:p>
          </table:table-cell>
          <table:table-cell office:value-type="float" office:value="0.372717077" calcext:value-type="float">
            <text:p>0,372717077</text:p>
          </table:table-cell>
          <table:table-cell office:value-type="float" office:value="0.399944174" calcext:value-type="float">
            <text:p>0,399944174</text:p>
          </table:table-cell>
          <table:table-cell office:value-type="float" office:value="0.228593384" calcext:value-type="float">
            <text:p>0,228593384</text:p>
          </table:table-cell>
          <table:table-cell office:value-type="float" office:value="0.112219054" calcext:value-type="float">
            <text:p>0,1122190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6010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65028101567568" calcext:value-type="float">
            <text:p>0,016502810156757</text:p>
          </table:table-cell>
          <table:table-cell office:value-type="float" office:value="0.0394153699459459" calcext:value-type="float">
            <text:p>0,039415369945946</text:p>
          </table:table-cell>
          <table:table-cell office:value-type="float" office:value="0.0212457114" calcext:value-type="float">
            <text:p>0,0212457114</text:p>
          </table:table-cell>
          <table:table-cell office:value-type="float" office:value="0.0758809068216216" calcext:value-type="float">
            <text:p>0,075880906821622</text:p>
          </table:table-cell>
          <table:table-cell office:value-type="float" office:value="0.271781624545946" calcext:value-type="float">
            <text:p>0,271781624545946</text:p>
          </table:table-cell>
          <table:table-cell office:value-type="float" office:value="0.340867617405406" calcext:value-type="float">
            <text:p>0,340867617405406</text:p>
          </table:table-cell>
          <table:table-cell office:value-type="float" office:value="0.368142950675676" calcext:value-type="float">
            <text:p>0,368142950675676</text:p>
          </table:table-cell>
          <table:table-cell office:value-type="float" office:value="0.185617963994595" calcext:value-type="float">
            <text:p>0,185617963994595</text:p>
          </table:table-cell>
          <table:table-cell office:value-type="float" office:value="0.0777511679567568" calcext:value-type="float">
            <text:p>0,0777511679567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0987856518887602" calcext:value-type="float">
            <text:p>0,000987856518888</text:p>
          </table:table-cell>
          <table:table-cell office:value-type="float" office:value="0.00228798127741037" calcext:value-type="float">
            <text:p>0,00228798127741</text:p>
          </table:table-cell>
          <table:table-cell office:value-type="float" office:value="0.0014323302235438" calcext:value-type="float">
            <text:p>0,001432330223544</text:p>
          </table:table-cell>
          <table:table-cell office:value-type="float" office:value="0.00419902138874278" calcext:value-type="float">
            <text:p>0,004199021388743</text:p>
          </table:table-cell>
          <table:table-cell office:value-type="float" office:value="0.0159155938912433" calcext:value-type="float">
            <text:p>0,015915593891243</text:p>
          </table:table-cell>
          <table:table-cell office:value-type="float" office:value="0.0220620453175071" calcext:value-type="float">
            <text:p>0,022062045317507</text:p>
          </table:table-cell>
          <table:table-cell office:value-type="float" office:value="0.0231963944966949" calcext:value-type="float">
            <text:p>0,023196394496695</text:p>
          </table:table-cell>
          <table:table-cell office:value-type="float" office:value="0.00801741100295876" calcext:value-type="float">
            <text:p>0,008017411002959</text:p>
          </table:table-cell>
          <table:table-cell office:value-type="float" office:value="0.00484759203227113" calcext:value-type="float">
            <text:p>0,0048475920322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40097" calcext:value-type="float">
            <text:p>0,0140097</text:p>
          </table:table-cell>
          <table:table-cell office:value-type="float" office:value="0.032455184" calcext:value-type="float">
            <text:p>0,032455184</text:p>
          </table:table-cell>
          <table:table-cell office:value-type="float" office:value="0.017655537" calcext:value-type="float">
            <text:p>0,017655537</text:p>
          </table:table-cell>
          <table:table-cell office:value-type="float" office:value="0.061720906" calcext:value-type="float">
            <text:p>0,061720906</text:p>
          </table:table-cell>
          <table:table-cell office:value-type="float" office:value="0.2408932" calcext:value-type="float">
            <text:p>0,2408932</text:p>
          </table:table-cell>
          <table:table-cell office:value-type="float" office:value="0.298101932" calcext:value-type="float">
            <text:p>0,298101932</text:p>
          </table:table-cell>
          <table:table-cell office:value-type="float" office:value="0.321875882" calcext:value-type="float">
            <text:p>0,321875882</text:p>
          </table:table-cell>
          <table:table-cell office:value-type="float" office:value="0.165028989" calcext:value-type="float">
            <text:p>0,165028989</text:p>
          </table:table-cell>
          <table:table-cell office:value-type="float" office:value="0.066052688" calcext:value-type="float">
            <text:p>0,066052688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15968472" calcext:value-type="float">
            <text:p>0,015968472</text:p>
          </table:table-cell>
          <table:table-cell office:value-type="float" office:value="0.038003009" calcext:value-type="float">
            <text:p>0,038003009</text:p>
          </table:table-cell>
          <table:table-cell office:value-type="float" office:value="0.020216706" calcext:value-type="float">
            <text:p>0,020216706</text:p>
          </table:table-cell>
          <table:table-cell office:value-type="float" office:value="0.073031856" calcext:value-type="float">
            <text:p>0,073031856</text:p>
          </table:table-cell>
          <table:table-cell office:value-type="float" office:value="0.260392472" calcext:value-type="float">
            <text:p>0,260392472</text:p>
          </table:table-cell>
          <table:table-cell office:value-type="float" office:value="0.324010324" calcext:value-type="float">
            <text:p>0,324010324</text:p>
          </table:table-cell>
          <table:table-cell office:value-type="float" office:value="0.348821983" calcext:value-type="float">
            <text:p>0,348821983</text:p>
          </table:table-cell>
          <table:table-cell office:value-type="float" office:value="0.179246408" calcext:value-type="float">
            <text:p>0,179246408</text:p>
          </table:table-cell>
          <table:table-cell office:value-type="float" office:value="0.073873097" calcext:value-type="float">
            <text:p>0,073873097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16497805" calcext:value-type="float">
            <text:p>0,016497805</text:p>
          </table:table-cell>
          <table:table-cell office:value-type="float" office:value="0.039298387" calcext:value-type="float">
            <text:p>0,039298387</text:p>
          </table:table-cell>
          <table:table-cell office:value-type="float" office:value="0.021206513" calcext:value-type="float">
            <text:p>0,021206513</text:p>
          </table:table-cell>
          <table:table-cell office:value-type="float" office:value="0.075613266" calcext:value-type="float">
            <text:p>0,075613266</text:p>
          </table:table-cell>
          <table:table-cell office:value-type="float" office:value="0.271487331" calcext:value-type="float">
            <text:p>0,271487331</text:p>
          </table:table-cell>
          <table:table-cell office:value-type="float" office:value="0.339405576" calcext:value-type="float">
            <text:p>0,339405576</text:p>
          </table:table-cell>
          <table:table-cell office:value-type="float" office:value="0.367549968" calcext:value-type="float">
            <text:p>0,367549968</text:p>
          </table:table-cell>
          <table:table-cell office:value-type="float" office:value="0.186513446" calcext:value-type="float">
            <text:p>0,186513446</text:p>
          </table:table-cell>
          <table:table-cell office:value-type="float" office:value="0.077734572" calcext:value-type="float">
            <text:p>0,077734572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17123348" calcext:value-type="float">
            <text:p>0,017123348</text:p>
          </table:table-cell>
          <table:table-cell office:value-type="float" office:value="0.040818769" calcext:value-type="float">
            <text:p>0,040818769</text:p>
          </table:table-cell>
          <table:table-cell office:value-type="float" office:value="0.022239276" calcext:value-type="float">
            <text:p>0,022239276</text:p>
          </table:table-cell>
          <table:table-cell office:value-type="float" office:value="0.078570272" calcext:value-type="float">
            <text:p>0,078570272</text:p>
          </table:table-cell>
          <table:table-cell office:value-type="float" office:value="0.280807987" calcext:value-type="float">
            <text:p>0,280807987</text:p>
          </table:table-cell>
          <table:table-cell office:value-type="float" office:value="0.354490948" calcext:value-type="float">
            <text:p>0,354490948</text:p>
          </table:table-cell>
          <table:table-cell office:value-type="float" office:value="0.382301201" calcext:value-type="float">
            <text:p>0,382301201</text:p>
          </table:table-cell>
          <table:table-cell office:value-type="float" office:value="0.191064278" calcext:value-type="float">
            <text:p>0,191064278</text:p>
          </table:table-cell>
          <table:table-cell office:value-type="float" office:value="0.081208402" calcext:value-type="float">
            <text:p>0,08120840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20870201" calcext:value-type="float">
            <text:p>0,020870201</text:p>
          </table:table-cell>
          <table:table-cell office:value-type="float" office:value="0.04899207" calcext:value-type="float">
            <text:p>0,04899207</text:p>
          </table:table-cell>
          <table:table-cell office:value-type="float" office:value="0.025634243" calcext:value-type="float">
            <text:p>0,025634243</text:p>
          </table:table-cell>
          <table:table-cell office:value-type="float" office:value="0.092652639" calcext:value-type="float">
            <text:p>0,092652639</text:p>
          </table:table-cell>
          <table:table-cell office:value-type="float" office:value="0.324881636" calcext:value-type="float">
            <text:p>0,324881636</text:p>
          </table:table-cell>
          <table:table-cell office:value-type="float" office:value="0.397537783" calcext:value-type="float">
            <text:p>0,397537783</text:p>
          </table:table-cell>
          <table:table-cell office:value-type="float" office:value="0.42442444" calcext:value-type="float">
            <text:p>0,42442444</text:p>
          </table:table-cell>
          <table:table-cell office:value-type="float" office:value="0.206675828" calcext:value-type="float">
            <text:p>0,206675828</text:p>
          </table:table-cell>
          <table:table-cell office:value-type="float" office:value="0.090002261" calcext:value-type="float">
            <text:p>0,09000226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18175347189189" calcext:value-type="float">
            <text:p>0,011817534718919</text:p>
          </table:table-cell>
          <table:table-cell office:value-type="float" office:value="0.0372729994756757" calcext:value-type="float">
            <text:p>0,037272999475676</text:p>
          </table:table-cell>
          <table:table-cell office:value-type="float" office:value="0.0189313820972973" calcext:value-type="float">
            <text:p>0,018931382097297</text:p>
          </table:table-cell>
          <table:table-cell office:value-type="float" office:value="0.0769778927783784" calcext:value-type="float">
            <text:p>0,076977892778378</text:p>
          </table:table-cell>
          <table:table-cell office:value-type="float" office:value="0.280344396124324" calcext:value-type="float">
            <text:p>0,280344396124324</text:p>
          </table:table-cell>
          <table:table-cell office:value-type="float" office:value="0.354047794713513" calcext:value-type="float">
            <text:p>0,354047794713513</text:p>
          </table:table-cell>
          <table:table-cell office:value-type="float" office:value="0.382577113956757" calcext:value-type="float">
            <text:p>0,382577113956757</text:p>
          </table:table-cell>
          <table:table-cell office:value-type="float" office:value="0.183915395556757" calcext:value-type="float">
            <text:p>0,183915395556757</text:p>
          </table:table-cell>
          <table:table-cell office:value-type="float" office:value="0.0765847055567568" calcext:value-type="float">
            <text:p>0,0765847055567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28895351536591" calcext:value-type="float">
            <text:p>0,001288953515366</text:p>
          </table:table-cell>
          <table:table-cell office:value-type="float" office:value="0.00257771526931485" calcext:value-type="float">
            <text:p>0,002577715269315</text:p>
          </table:table-cell>
          <table:table-cell office:value-type="float" office:value="0.00172679478478266" calcext:value-type="float">
            <text:p>0,001726794784783</text:p>
          </table:table-cell>
          <table:table-cell office:value-type="float" office:value="0.00510451375939408" calcext:value-type="float">
            <text:p>0,005104513759394</text:p>
          </table:table-cell>
          <table:table-cell office:value-type="float" office:value="0.0150588287997644" calcext:value-type="float">
            <text:p>0,015058828799764</text:p>
          </table:table-cell>
          <table:table-cell office:value-type="float" office:value="0.021443535858233" calcext:value-type="float">
            <text:p>0,021443535858233</text:p>
          </table:table-cell>
          <table:table-cell office:value-type="float" office:value="0.0223700605842579" calcext:value-type="float">
            <text:p>0,022370060584258</text:p>
          </table:table-cell>
          <table:table-cell office:value-type="float" office:value="0.0087031572323296" calcext:value-type="float">
            <text:p>0,00870315723233</text:p>
          </table:table-cell>
          <table:table-cell office:value-type="float" office:value="0.00538986166981921" calcext:value-type="float">
            <text:p>0,0053898616698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8554485" calcext:value-type="float">
            <text:p>0,008554485</text:p>
          </table:table-cell>
          <table:table-cell office:value-type="float" office:value="0.030528254" calcext:value-type="float">
            <text:p>0,030528254</text:p>
          </table:table-cell>
          <table:table-cell office:value-type="float" office:value="0.014548836" calcext:value-type="float">
            <text:p>0,014548836</text:p>
          </table:table-cell>
          <table:table-cell office:value-type="float" office:value="0.062022103" calcext:value-type="float">
            <text:p>0,062022103</text:p>
          </table:table-cell>
          <table:table-cell office:value-type="float" office:value="0.251077037" calcext:value-type="float">
            <text:p>0,251077037</text:p>
          </table:table-cell>
          <table:table-cell office:value-type="float" office:value="0.304579753" calcext:value-type="float">
            <text:p>0,304579753</text:p>
          </table:table-cell>
          <table:table-cell office:value-type="float" office:value="0.331601578" calcext:value-type="float">
            <text:p>0,331601578</text:p>
          </table:table-cell>
          <table:table-cell office:value-type="float" office:value="0.1635369" calcext:value-type="float">
            <text:p>0,1635369</text:p>
          </table:table-cell>
          <table:table-cell office:value-type="float" office:value="0.066105503" calcext:value-type="float">
            <text:p>0,066105503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11054818" calcext:value-type="float">
            <text:p>0,011054818</text:p>
          </table:table-cell>
          <table:table-cell office:value-type="float" office:value="0.035531314" calcext:value-type="float">
            <text:p>0,035531314</text:p>
          </table:table-cell>
          <table:table-cell office:value-type="float" office:value="0.017696698" calcext:value-type="float">
            <text:p>0,017696698</text:p>
          </table:table-cell>
          <table:table-cell office:value-type="float" office:value="0.074421741" calcext:value-type="float">
            <text:p>0,074421741</text:p>
          </table:table-cell>
          <table:table-cell office:value-type="float" office:value="0.26955086" calcext:value-type="float">
            <text:p>0,26955086</text:p>
          </table:table-cell>
          <table:table-cell office:value-type="float" office:value="0.339153367" calcext:value-type="float">
            <text:p>0,339153367</text:p>
          </table:table-cell>
          <table:table-cell office:value-type="float" office:value="0.365843579" calcext:value-type="float">
            <text:p>0,365843579</text:p>
          </table:table-cell>
          <table:table-cell office:value-type="float" office:value="0.177280049" calcext:value-type="float">
            <text:p>0,177280049</text:p>
          </table:table-cell>
          <table:table-cell office:value-type="float" office:value="0.072406135" calcext:value-type="float">
            <text:p>0,072406135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11850877" calcext:value-type="float">
            <text:p>0,011850877</text:p>
          </table:table-cell>
          <table:table-cell office:value-type="float" office:value="0.037243014" calcext:value-type="float">
            <text:p>0,037243014</text:p>
          </table:table-cell>
          <table:table-cell office:value-type="float" office:value="0.018891248" calcext:value-type="float">
            <text:p>0,018891248</text:p>
          </table:table-cell>
          <table:table-cell office:value-type="float" office:value="0.076875223" calcext:value-type="float">
            <text:p>0,076875223</text:p>
          </table:table-cell>
          <table:table-cell office:value-type="float" office:value="0.278584373" calcext:value-type="float">
            <text:p>0,278584373</text:p>
          </table:table-cell>
          <table:table-cell office:value-type="float" office:value="0.353365064" calcext:value-type="float">
            <text:p>0,353365064</text:p>
          </table:table-cell>
          <table:table-cell office:value-type="float" office:value="0.380612545" calcext:value-type="float">
            <text:p>0,380612545</text:p>
          </table:table-cell>
          <table:table-cell office:value-type="float" office:value="0.183144458" calcext:value-type="float">
            <text:p>0,183144458</text:p>
          </table:table-cell>
          <table:table-cell office:value-type="float" office:value="0.076143092" calcext:value-type="float">
            <text:p>0,076143092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12570128" calcext:value-type="float">
            <text:p>0,012570128</text:p>
          </table:table-cell>
          <table:table-cell office:value-type="float" office:value="0.038862394" calcext:value-type="float">
            <text:p>0,038862394</text:p>
          </table:table-cell>
          <table:table-cell office:value-type="float" office:value="0.019981144" calcext:value-type="float">
            <text:p>0,019981144</text:p>
          </table:table-cell>
          <table:table-cell office:value-type="float" office:value="0.079651017" calcext:value-type="float">
            <text:p>0,079651017</text:p>
          </table:table-cell>
          <table:table-cell office:value-type="float" office:value="0.288840835" calcext:value-type="float">
            <text:p>0,288840835</text:p>
          </table:table-cell>
          <table:table-cell office:value-type="float" office:value="0.369386628" calcext:value-type="float">
            <text:p>0,369386628</text:p>
          </table:table-cell>
          <table:table-cell office:value-type="float" office:value="0.396601844" calcext:value-type="float">
            <text:p>0,396601844</text:p>
          </table:table-cell>
          <table:table-cell office:value-type="float" office:value="0.189334822" calcext:value-type="float">
            <text:p>0,189334822</text:p>
          </table:table-cell>
          <table:table-cell office:value-type="float" office:value="0.080030479" calcext:value-type="float">
            <text:p>0,08003047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6167666" calcext:value-type="float">
            <text:p>0,016167666</text:p>
          </table:table-cell>
          <table:table-cell office:value-type="float" office:value="0.047436867" calcext:value-type="float">
            <text:p>0,047436867</text:p>
          </table:table-cell>
          <table:table-cell office:value-type="float" office:value="0.026741845" calcext:value-type="float">
            <text:p>0,026741845</text:p>
          </table:table-cell>
          <table:table-cell office:value-type="float" office:value="0.093412284" calcext:value-type="float">
            <text:p>0,093412284</text:p>
          </table:table-cell>
          <table:table-cell office:value-type="float" office:value="0.342146777" calcext:value-type="float">
            <text:p>0,342146777</text:p>
          </table:table-cell>
          <table:table-cell office:value-type="float" office:value="0.418080285" calcext:value-type="float">
            <text:p>0,418080285</text:p>
          </table:table-cell>
          <table:table-cell office:value-type="float" office:value="0.446232468" calcext:value-type="float">
            <text:p>0,446232468</text:p>
          </table:table-cell>
          <table:table-cell office:value-type="float" office:value="0.207328308" calcext:value-type="float">
            <text:p>0,207328308</text:p>
          </table:table-cell>
          <table:table-cell office:value-type="float" office:value="0.095472498" calcext:value-type="float">
            <text:p>0,0954724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8012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22507978516656" calcext:value-type="float">
            <text:p>0,022507978516656</text:p>
          </table:table-cell>
          <table:table-cell office:value-type="float" office:value="0.0413449953345431" calcext:value-type="float">
            <text:p>0,041344995334543</text:p>
          </table:table-cell>
          <table:table-cell office:value-type="float" office:value="0.0229887649625003" calcext:value-type="float">
            <text:p>0,0229887649625</text:p>
          </table:table-cell>
          <table:table-cell office:value-type="float" office:value="0.0756792362155141" calcext:value-type="float">
            <text:p>0,075679236215514</text:p>
          </table:table-cell>
          <table:table-cell office:value-type="float" office:value="0.267482892160748" calcext:value-type="float">
            <text:p>0,267482892160748</text:p>
          </table:table-cell>
          <table:table-cell office:value-type="float" office:value="0.34876907648267" calcext:value-type="float">
            <text:p>0,34876907648267</text:p>
          </table:table-cell>
          <table:table-cell office:value-type="float" office:value="0.374553173624717" calcext:value-type="float">
            <text:p>0,374553173624717</text:p>
          </table:table-cell>
          <table:table-cell office:value-type="float" office:value="0.181136669206458" calcext:value-type="float">
            <text:p>0,181136669206458</text:p>
          </table:table-cell>
          <table:table-cell office:value-type="float" office:value="0.0775366398504189" calcext:value-type="float">
            <text:p>0,07753663985041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38761026439438" calcext:value-type="float">
            <text:p>0,001387610264394</text:p>
          </table:table-cell>
          <table:table-cell office:value-type="float" office:value="0.00272758095168027" calcext:value-type="float">
            <text:p>0,00272758095168</text:p>
          </table:table-cell>
          <table:table-cell office:value-type="float" office:value="0.00195048057484201" calcext:value-type="float">
            <text:p>0,001950480574842</text:p>
          </table:table-cell>
          <table:table-cell office:value-type="float" office:value="0.00487926344461666" calcext:value-type="float">
            <text:p>0,004879263444617</text:p>
          </table:table-cell>
          <table:table-cell office:value-type="float" office:value="0.016262779724018" calcext:value-type="float">
            <text:p>0,016262779724018</text:p>
          </table:table-cell>
          <table:table-cell office:value-type="float" office:value="0.0233247715252288" calcext:value-type="float">
            <text:p>0,023324771525229</text:p>
          </table:table-cell>
          <table:table-cell office:value-type="float" office:value="0.0241367098464159" calcext:value-type="float">
            <text:p>0,024136709846416</text:p>
          </table:table-cell>
          <table:table-cell office:value-type="float" office:value="0.0091872420501327" calcext:value-type="float">
            <text:p>0,009187242050133</text:p>
          </table:table-cell>
          <table:table-cell office:value-type="float" office:value="0.00541133674230486" calcext:value-type="float">
            <text:p>0,0054113367423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867828797549" calcext:value-type="float">
            <text:p>0,01867828797549</text:p>
          </table:table-cell>
          <table:table-cell office:value-type="float" office:value="0.034109176136553" calcext:value-type="float">
            <text:p>0,034109176136553</text:p>
          </table:table-cell>
          <table:table-cell office:value-type="float" office:value="0.019358990713954" calcext:value-type="float">
            <text:p>0,019358990713954</text:p>
          </table:table-cell>
          <table:table-cell office:value-type="float" office:value="0.06205957531929" calcext:value-type="float">
            <text:p>0,06205957531929</text:p>
          </table:table-cell>
          <table:table-cell office:value-type="float" office:value="0.23157272040844" calcext:value-type="float">
            <text:p>0,23157272040844</text:p>
          </table:table-cell>
          <table:table-cell office:value-type="float" office:value="0.287919300794601" calcext:value-type="float">
            <text:p>0,287919300794601</text:p>
          </table:table-cell>
          <table:table-cell office:value-type="float" office:value="0.309902602434158" calcext:value-type="float">
            <text:p>0,309902602434158</text:p>
          </table:table-cell>
          <table:table-cell office:value-type="float" office:value="0.161698679129283" calcext:value-type="float">
            <text:p>0,161698679129283</text:p>
          </table:table-cell>
          <table:table-cell office:value-type="float" office:value="0.067069848378499" calcext:value-type="float">
            <text:p>0,067069848378499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21531790494919" calcext:value-type="float">
            <text:p>0,021531790494919</text:p>
          </table:table-cell>
          <table:table-cell office:value-type="float" office:value="0.039508955553174" calcext:value-type="float">
            <text:p>0,039508955553174</text:p>
          </table:table-cell>
          <table:table-cell office:value-type="float" office:value="0.021758516784757" calcext:value-type="float">
            <text:p>0,021758516784757</text:p>
          </table:table-cell>
          <table:table-cell office:value-type="float" office:value="0.072599151730537" calcext:value-type="float">
            <text:p>0,072599151730537</text:p>
          </table:table-cell>
          <table:table-cell office:value-type="float" office:value="0.25581559240818" calcext:value-type="float">
            <text:p>0,25581559240818</text:p>
          </table:table-cell>
          <table:table-cell office:value-type="float" office:value="0.330754364530245" calcext:value-type="float">
            <text:p>0,330754364530245</text:p>
          </table:table-cell>
          <table:table-cell office:value-type="float" office:value="0.355521380901337" calcext:value-type="float">
            <text:p>0,355521380901337</text:p>
          </table:table-cell>
          <table:table-cell office:value-type="float" office:value="0.173615671694279" calcext:value-type="float">
            <text:p>0,173615671694279</text:p>
          </table:table-cell>
          <table:table-cell office:value-type="float" office:value="0.07315778285265" calcext:value-type="float">
            <text:p>0,07315778285265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2251613419503" calcext:value-type="float">
            <text:p>0,02251613419503</text:p>
          </table:table-cell>
          <table:table-cell office:value-type="float" office:value="0.041263276338577" calcext:value-type="float">
            <text:p>0,041263276338577</text:p>
          </table:table-cell>
          <table:table-cell office:value-type="float" office:value="0.022839508205652" calcext:value-type="float">
            <text:p>0,022839508205652</text:p>
          </table:table-cell>
          <table:table-cell office:value-type="float" office:value="0.075695918872952" calcext:value-type="float">
            <text:p>0,075695918872952</text:p>
          </table:table-cell>
          <table:table-cell office:value-type="float" office:value="0.266784393787384" calcext:value-type="float">
            <text:p>0,266784393787384</text:p>
          </table:table-cell>
          <table:table-cell office:value-type="float" office:value="0.345907956361771" calcext:value-type="float">
            <text:p>0,345907956361771</text:p>
          </table:table-cell>
          <table:table-cell office:value-type="float" office:value="0.371125143766403" calcext:value-type="float">
            <text:p>0,371125143766403</text:p>
          </table:table-cell>
          <table:table-cell office:value-type="float" office:value="0.181529976427555" calcext:value-type="float">
            <text:p>0,181529976427555</text:p>
          </table:table-cell>
          <table:table-cell office:value-type="float" office:value="0.0774119887501" calcext:value-type="float">
            <text:p>0,0774119887501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23390205266575" calcext:value-type="float">
            <text:p>0,023390205266575</text:p>
          </table:table-cell>
          <table:table-cell office:value-type="float" office:value="0.043040350824594" calcext:value-type="float">
            <text:p>0,043040350824594</text:p>
          </table:table-cell>
          <table:table-cell office:value-type="float" office:value="0.024175732955337" calcext:value-type="float">
            <text:p>0,024175732955337</text:p>
          </table:table-cell>
          <table:table-cell office:value-type="float" office:value="0.078507274389267" calcext:value-type="float">
            <text:p>0,078507274389267</text:p>
          </table:table-cell>
          <table:table-cell office:value-type="float" office:value="0.279378354549408" calcext:value-type="float">
            <text:p>0,279378354549408</text:p>
          </table:table-cell>
          <table:table-cell office:value-type="float" office:value="0.366623669862747" calcext:value-type="float">
            <text:p>0,366623669862747</text:p>
          </table:table-cell>
          <table:table-cell office:value-type="float" office:value="0.392241221666336" calcext:value-type="float">
            <text:p>0,392241221666336</text:p>
          </table:table-cell>
          <table:table-cell office:value-type="float" office:value="0.186954835057259" calcext:value-type="float">
            <text:p>0,186954835057259</text:p>
          </table:table-cell>
          <table:table-cell office:value-type="float" office:value="0.081061440706253" calcext:value-type="float">
            <text:p>0,0810614407062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050543833524" calcext:value-type="float">
            <text:p>0,03050543833524</text:p>
          </table:table-cell>
          <table:table-cell office:value-type="float" office:value="0.052744099870324" calcext:value-type="float">
            <text:p>0,052744099870324</text:p>
          </table:table-cell>
          <table:table-cell office:value-type="float" office:value="0.035714157857001" calcext:value-type="float">
            <text:p>0,035714157857001</text:p>
          </table:table-cell>
          <table:table-cell office:value-type="float" office:value="0.093119334429502" calcext:value-type="float">
            <text:p>0,093119334429502</text:p>
          </table:table-cell>
          <table:table-cell office:value-type="float" office:value="0.321244165301323" calcext:value-type="float">
            <text:p>0,321244165301323</text:p>
          </table:table-cell>
          <table:table-cell office:value-type="float" office:value="0.406045138835907" calcext:value-type="float">
            <text:p>0,406045138835907</text:p>
          </table:table-cell>
          <table:table-cell office:value-type="float" office:value="0.436682358384132" calcext:value-type="float">
            <text:p>0,436682358384132</text:p>
          </table:table-cell>
          <table:table-cell office:value-type="float" office:value="0.206882757445176" calcext:value-type="float">
            <text:p>0,206882757445176</text:p>
          </table:table-cell>
          <table:table-cell office:value-type="float" office:value="0.09279294560353" calcext:value-type="float">
            <text:p>0,09279294560353</text:p>
          </table:table-cell>
        </table:table-row>
      </table:table>
      <table:table table:name="Cantareira 1 and 2 - LiDAR" table:style-name="ta1">
        <table:table-column table:style-name="co2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LHmean</text:p>
          </table:table-cell>
          <table:table-cell office:value-type="string" calcext:value-type="string">
            <text:p>LHmedian</text:p>
          </table:table-cell>
          <table:table-cell office:value-type="string" calcext:value-type="string">
            <text:p>LHstdev</text:p>
          </table:table-cell>
          <table:table-cell office:value-type="string" calcext:value-type="string">
            <text:p>L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2.9354850643609" calcext:value-type="float">
            <text:p>12.9354850643609</text:p>
          </table:table-cell>
          <table:table-cell office:value-type="float" office:value="13.1122063634467" calcext:value-type="float">
            <text:p>13.1122063634467</text:p>
          </table:table-cell>
          <table:table-cell office:value-type="float" office:value="3.78252193911243" calcext:value-type="float">
            <text:p>3.78252193911243</text:p>
          </table:table-cell>
          <table:table-cell office:value-type="float" office:value="22.5721428325148" calcext:value-type="float">
            <text:p>22.5721428325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.70820663580932" calcext:value-type="float">
            <text:p>2.70820663580932</text:p>
          </table:table-cell>
          <table:table-cell office:value-type="float" office:value="2.89377943844358" calcext:value-type="float">
            <text:p>2.89377943844358</text:p>
          </table:table-cell>
          <table:table-cell office:value-type="float" office:value="1.00934236384975" calcext:value-type="float">
            <text:p>1.00934236384975</text:p>
          </table:table-cell>
          <table:table-cell office:value-type="float" office:value="4.02017916991607" calcext:value-type="float">
            <text:p>4.020179169916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.619307624" calcext:value-type="float">
            <text:p>6.619307624</text:p>
          </table:table-cell>
          <table:table-cell office:value-type="float" office:value="5.936706543" calcext:value-type="float">
            <text:p>5.936706543</text:p>
          </table:table-cell>
          <table:table-cell office:value-type="float" office:value="1.456485765" calcext:value-type="float">
            <text:p>1.456485765</text:p>
          </table:table-cell>
          <table:table-cell office:value-type="float" office:value="12.64379883" calcext:value-type="float">
            <text:p>12.64379883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11.12758779" calcext:value-type="float">
            <text:p>11.12758779</text:p>
          </table:table-cell>
          <table:table-cell office:value-type="float" office:value="11.2635116575" calcext:value-type="float">
            <text:p>11.2635116575</text:p>
          </table:table-cell>
          <table:table-cell office:value-type="float" office:value="3.05651586325" calcext:value-type="float">
            <text:p>3.05651586325</text:p>
          </table:table-cell>
          <table:table-cell office:value-type="float" office:value="19.56178284" calcext:value-type="float">
            <text:p>19.56178284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12.82602959" calcext:value-type="float">
            <text:p>12.82602959</text:p>
          </table:table-cell>
          <table:table-cell office:value-type="float" office:value="13.06793213" calcext:value-type="float">
            <text:p>13.06793213</text:p>
          </table:table-cell>
          <table:table-cell office:value-type="float" office:value="3.7313147495" calcext:value-type="float">
            <text:p>3.7313147495</text:p>
          </table:table-cell>
          <table:table-cell office:value-type="float" office:value="22.27722168" calcext:value-type="float">
            <text:p>22.27722168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14.7207612825" calcext:value-type="float">
            <text:p>14.7207612825</text:p>
          </table:table-cell>
          <table:table-cell office:value-type="float" office:value="14.9040908825" calcext:value-type="float">
            <text:p>14.9040908825</text:p>
          </table:table-cell>
          <table:table-cell office:value-type="float" office:value="4.472486175" calcext:value-type="float">
            <text:p>4.472486175</text:p>
          </table:table-cell>
          <table:table-cell office:value-type="float" office:value="25.51539612" calcext:value-type="float">
            <text:p>25.515396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.0177766" calcext:value-type="float">
            <text:p>20.0177766</text:p>
          </table:table-cell>
          <table:table-cell office:value-type="float" office:value="21.4960022" calcext:value-type="float">
            <text:p>21.4960022</text:p>
          </table:table-cell>
          <table:table-cell office:value-type="float" office:value="7.182073348" calcext:value-type="float">
            <text:p>7.182073348</text:p>
          </table:table-cell>
          <table:table-cell office:value-type="float" office:value="35.03503418" calcext:value-type="float">
            <text:p>35.035034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5081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338" calcext:value-type="float">
            <text:p>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071456996035503" calcext:value-type="float">
            <text:p>0.00714569960355</text:p>
          </table:table-cell>
          <table:table-cell office:value-type="float" office:value="0.0278877526005917" calcext:value-type="float">
            <text:p>0.027887752600592</text:p>
          </table:table-cell>
          <table:table-cell office:value-type="float" office:value="0.0194406645118343" calcext:value-type="float">
            <text:p>0.019440664511834</text:p>
          </table:table-cell>
          <table:table-cell office:value-type="float" office:value="0.0658264681360946" calcext:value-type="float">
            <text:p>0.065826468136095</text:p>
          </table:table-cell>
          <table:table-cell office:value-type="float" office:value="0.217685686556213" calcext:value-type="float">
            <text:p>0.217685686556213</text:p>
          </table:table-cell>
          <table:table-cell office:value-type="float" office:value="0.272910689704142" calcext:value-type="float">
            <text:p>0.272910689704142</text:p>
          </table:table-cell>
          <table:table-cell office:value-type="float" office:value="0.3024806902071" calcext:value-type="float">
            <text:p>0.3024806902071</text:p>
          </table:table-cell>
          <table:table-cell office:value-type="float" office:value="0.170209729680473" calcext:value-type="float">
            <text:p>0.170209729680473</text:p>
          </table:table-cell>
          <table:table-cell office:value-type="float" office:value="0.0760128427337278" calcext:value-type="float">
            <text:p>0.0760128427337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255327782153268" calcext:value-type="float">
            <text:p>0.002553277821533</text:p>
          </table:table-cell>
          <table:table-cell office:value-type="float" office:value="0.00397151362760073" calcext:value-type="float">
            <text:p>0.003971513627601</text:p>
          </table:table-cell>
          <table:table-cell office:value-type="float" office:value="0.00306693485186282" calcext:value-type="float">
            <text:p>0.003066934851863</text:p>
          </table:table-cell>
          <table:table-cell office:value-type="float" office:value="0.00708558676338481" calcext:value-type="float">
            <text:p>0.007085586763385</text:p>
          </table:table-cell>
          <table:table-cell office:value-type="float" office:value="0.023419439583856" calcext:value-type="float">
            <text:p>0.023419439583856</text:p>
          </table:table-cell>
          <table:table-cell office:value-type="float" office:value="0.0302832321357763" calcext:value-type="float">
            <text:p>0.030283232135776</text:p>
          </table:table-cell>
          <table:table-cell office:value-type="float" office:value="0.0320507135503366" calcext:value-type="float">
            <text:p>0.032050713550337</text:p>
          </table:table-cell>
          <table:table-cell office:value-type="float" office:value="0.0163639714379319" calcext:value-type="float">
            <text:p>0.016363971437932</text:p>
          </table:table-cell>
          <table:table-cell office:value-type="float" office:value="0.00874726201979509" calcext:value-type="float">
            <text:p>0.008747262019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0743529" calcext:value-type="float">
            <text:p>0.000743529</text:p>
          </table:table-cell>
          <table:table-cell office:value-type="float" office:value="0.015939824" calcext:value-type="float">
            <text:p>0.015939824</text:p>
          </table:table-cell>
          <table:table-cell office:value-type="float" office:value="0.010703783" calcext:value-type="float">
            <text:p>0.010703783</text:p>
          </table:table-cell>
          <table:table-cell office:value-type="float" office:value="0.041463979" calcext:value-type="float">
            <text:p>0.041463979</text:p>
          </table:table-cell>
          <table:table-cell office:value-type="float" office:value="0.152996282" calcext:value-type="float">
            <text:p>0.152996282</text:p>
          </table:table-cell>
          <table:table-cell office:value-type="float" office:value="0.196196092" calcext:value-type="float">
            <text:p>0.196196092</text:p>
          </table:table-cell>
          <table:table-cell office:value-type="float" office:value="0.212900779" calcext:value-type="float">
            <text:p>0.212900779</text:p>
          </table:table-cell>
          <table:table-cell office:value-type="float" office:value="0.121482147" calcext:value-type="float">
            <text:p>0.121482147</text:p>
          </table:table-cell>
          <table:table-cell office:value-type="float" office:value="0.051402789" calcext:value-type="float">
            <text:p>0.051402789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055058615" calcext:value-type="float">
            <text:p>0.0055058615</text:p>
          </table:table-cell>
          <table:table-cell office:value-type="float" office:value="0.02542797775" calcext:value-type="float">
            <text:p>0.02542797775</text:p>
          </table:table-cell>
          <table:table-cell office:value-type="float" office:value="0.0173099955" calcext:value-type="float">
            <text:p>0.0173099955</text:p>
          </table:table-cell>
          <table:table-cell office:value-type="float" office:value="0.0614930755" calcext:value-type="float">
            <text:p>0.0614930755</text:p>
          </table:table-cell>
          <table:table-cell office:value-type="float" office:value="0.20267030325" calcext:value-type="float">
            <text:p>0.20267030325</text:p>
          </table:table-cell>
          <table:table-cell office:value-type="float" office:value="0.2539860125" calcext:value-type="float">
            <text:p>0.2539860125</text:p>
          </table:table-cell>
          <table:table-cell office:value-type="float" office:value="0.2812708145" calcext:value-type="float">
            <text:p>0.2812708145</text:p>
          </table:table-cell>
          <table:table-cell office:value-type="float" office:value="0.158875332" calcext:value-type="float">
            <text:p>0.158875332</text:p>
          </table:table-cell>
          <table:table-cell office:value-type="float" office:value="0.0704907485" calcext:value-type="float">
            <text:p>0.070490748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073187515" calcext:value-type="float">
            <text:p>0.0073187515</text:p>
          </table:table-cell>
          <table:table-cell office:value-type="float" office:value="0.0280873525" calcext:value-type="float">
            <text:p>0.0280873525</text:p>
          </table:table-cell>
          <table:table-cell office:value-type="float" office:value="0.019439988" calcext:value-type="float">
            <text:p>0.019439988</text:p>
          </table:table-cell>
          <table:table-cell office:value-type="float" office:value="0.0660031045" calcext:value-type="float">
            <text:p>0.0660031045</text:p>
          </table:table-cell>
          <table:table-cell office:value-type="float" office:value="0.2176286465" calcext:value-type="float">
            <text:p>0.2176286465</text:p>
          </table:table-cell>
          <table:table-cell office:value-type="float" office:value="0.27206475" calcext:value-type="float">
            <text:p>0.27206475</text:p>
          </table:table-cell>
          <table:table-cell office:value-type="float" office:value="0.301621916" calcext:value-type="float">
            <text:p>0.301621916</text:p>
          </table:table-cell>
          <table:table-cell office:value-type="float" office:value="0.170793923" calcext:value-type="float">
            <text:p>0.170793923</text:p>
          </table:table-cell>
          <table:table-cell office:value-type="float" office:value="0.076" calcext:value-type="float">
            <text:p>0.076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08958518" calcext:value-type="float">
            <text:p>0.008958518</text:p>
          </table:table-cell>
          <table:table-cell office:value-type="float" office:value="0.03044809075" calcext:value-type="float">
            <text:p>0.03044809075</text:p>
          </table:table-cell>
          <table:table-cell office:value-type="float" office:value="0.02146403075" calcext:value-type="float">
            <text:p>0.02146403075</text:p>
          </table:table-cell>
          <table:table-cell office:value-type="float" office:value="0.07111977225" calcext:value-type="float">
            <text:p>0.07111977225</text:p>
          </table:table-cell>
          <table:table-cell office:value-type="float" office:value="0.23320452525" calcext:value-type="float">
            <text:p>0.23320452525</text:p>
          </table:table-cell>
          <table:table-cell office:value-type="float" office:value="0.29214487975" calcext:value-type="float">
            <text:p>0.29214487975</text:p>
          </table:table-cell>
          <table:table-cell office:value-type="float" office:value="0.3224023905" calcext:value-type="float">
            <text:p>0.3224023905</text:p>
          </table:table-cell>
          <table:table-cell office:value-type="float" office:value="0.1812883195" calcext:value-type="float">
            <text:p>0.1812883195</text:p>
          </table:table-cell>
          <table:table-cell office:value-type="float" office:value="0.0822340655" calcext:value-type="float">
            <text:p>0.08223406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4276462" calcext:value-type="float">
            <text:p>0.014276462</text:p>
          </table:table-cell>
          <table:table-cell office:value-type="float" office:value="0.039100402" calcext:value-type="float">
            <text:p>0.039100402</text:p>
          </table:table-cell>
          <table:table-cell office:value-type="float" office:value="0.031033481" calcext:value-type="float">
            <text:p>0.031033481</text:p>
          </table:table-cell>
          <table:table-cell office:value-type="float" office:value="0.089102289" calcext:value-type="float">
            <text:p>0.089102289</text:p>
          </table:table-cell>
          <table:table-cell office:value-type="float" office:value="0.292000443" calcext:value-type="float">
            <text:p>0.292000443</text:p>
          </table:table-cell>
          <table:table-cell office:value-type="float" office:value="0.379596549" calcext:value-type="float">
            <text:p>0.379596549</text:p>
          </table:table-cell>
          <table:table-cell office:value-type="float" office:value="0.411544514" calcext:value-type="float">
            <text:p>0.411544514</text:p>
          </table:table-cell>
          <table:table-cell office:value-type="float" office:value="0.228593384" calcext:value-type="float">
            <text:p>0.228593384</text:p>
          </table:table-cell>
          <table:table-cell office:value-type="float" office:value="0.112219054" calcext:value-type="float">
            <text:p>0.1122190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338" calcext:value-type="float">
            <text:p>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15449261301775" calcext:value-type="float">
            <text:p>0.011544926130178</text:p>
          </table:table-cell>
          <table:table-cell office:value-type="float" office:value="0.0376683573934912" calcext:value-type="float">
            <text:p>0.037668357393491</text:p>
          </table:table-cell>
          <table:table-cell office:value-type="float" office:value="0.0190336904053255" calcext:value-type="float">
            <text:p>0.019033690405326</text:p>
          </table:table-cell>
          <table:table-cell office:value-type="float" office:value="0.0781035770088757" calcext:value-type="float">
            <text:p>0.078103577008876</text:p>
          </table:table-cell>
          <table:table-cell office:value-type="float" office:value="0.289436170414201" calcext:value-type="float">
            <text:p>0.289436170414201</text:p>
          </table:table-cell>
          <table:table-cell office:value-type="float" office:value="0.365722347565089" calcext:value-type="float">
            <text:p>0.365722347565089</text:p>
          </table:table-cell>
          <table:table-cell office:value-type="float" office:value="0.395294383763314" calcext:value-type="float">
            <text:p>0.395294383763314</text:p>
          </table:table-cell>
          <table:table-cell office:value-type="float" office:value="0.186223004943787" calcext:value-type="float">
            <text:p>0.186223004943787</text:p>
          </table:table-cell>
          <table:table-cell office:value-type="float" office:value="0.0775380902366864" calcext:value-type="float">
            <text:p>0.0775380902366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12979067225389" calcext:value-type="float">
            <text:p>0.001297906722539</text:p>
          </table:table-cell>
          <table:table-cell office:value-type="float" office:value="0.002593474200387" calcext:value-type="float">
            <text:p>0.002593474200387</text:p>
          </table:table-cell>
          <table:table-cell office:value-type="float" office:value="0.00164174158147026" calcext:value-type="float">
            <text:p>0.00164174158147</text:p>
          </table:table-cell>
          <table:table-cell office:value-type="float" office:value="0.00529937253760454" calcext:value-type="float">
            <text:p>0.005299372537605</text:p>
          </table:table-cell>
          <table:table-cell office:value-type="float" office:value="0.0185627664892438" calcext:value-type="float">
            <text:p>0.018562766489244</text:p>
          </table:table-cell>
          <table:table-cell office:value-type="float" office:value="0.0235568265767965" calcext:value-type="float">
            <text:p>0.023556826576797</text:p>
          </table:table-cell>
          <table:table-cell office:value-type="float" office:value="0.0247586005788666" calcext:value-type="float">
            <text:p>0.024758600578867</text:p>
          </table:table-cell>
          <table:table-cell office:value-type="float" office:value="0.00900603433553456" calcext:value-type="float">
            <text:p>0.009006034335535</text:p>
          </table:table-cell>
          <table:table-cell office:value-type="float" office:value="0.00505499346399882" calcext:value-type="float">
            <text:p>0.0050549934639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758121" calcext:value-type="float">
            <text:p>0.00758121</text:p>
          </table:table-cell>
          <table:table-cell office:value-type="float" office:value="0.030528254" calcext:value-type="float">
            <text:p>0.030528254</text:p>
          </table:table-cell>
          <table:table-cell office:value-type="float" office:value="0.014548836" calcext:value-type="float">
            <text:p>0.014548836</text:p>
          </table:table-cell>
          <table:table-cell office:value-type="float" office:value="0.062022103" calcext:value-type="float">
            <text:p>0.062022103</text:p>
          </table:table-cell>
          <table:table-cell office:value-type="float" office:value="0.248016483" calcext:value-type="float">
            <text:p>0.248016483</text:p>
          </table:table-cell>
          <table:table-cell office:value-type="float" office:value="0.304579753" calcext:value-type="float">
            <text:p>0.304579753</text:p>
          </table:table-cell>
          <table:table-cell office:value-type="float" office:value="0.331601578" calcext:value-type="float">
            <text:p>0.331601578</text:p>
          </table:table-cell>
          <table:table-cell office:value-type="float" office:value="0.1635369" calcext:value-type="float">
            <text:p>0.1635369</text:p>
          </table:table-cell>
          <table:table-cell office:value-type="float" office:value="0.066105503" calcext:value-type="float">
            <text:p>0.066105503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0609702" calcext:value-type="float">
            <text:p>0.010609702</text:p>
          </table:table-cell>
          <table:table-cell office:value-type="float" office:value="0.035925606" calcext:value-type="float">
            <text:p>0.035925606</text:p>
          </table:table-cell>
          <table:table-cell office:value-type="float" office:value="0.0178692525" calcext:value-type="float">
            <text:p>0.0178692525</text:p>
          </table:table-cell>
          <table:table-cell office:value-type="float" office:value="0.0748003375" calcext:value-type="float">
            <text:p>0.0748003375</text:p>
          </table:table-cell>
          <table:table-cell office:value-type="float" office:value="0.274938401" calcext:value-type="float">
            <text:p>0.274938401</text:p>
          </table:table-cell>
          <table:table-cell office:value-type="float" office:value="0.3466498685" calcext:value-type="float">
            <text:p>0.3466498685</text:p>
          </table:table-cell>
          <table:table-cell office:value-type="float" office:value="0.37529673825" calcext:value-type="float">
            <text:p>0.37529673825</text:p>
          </table:table-cell>
          <table:table-cell office:value-type="float" office:value="0.17953914775" calcext:value-type="float">
            <text:p>0.17953914775</text:p>
          </table:table-cell>
          <table:table-cell office:value-type="float" office:value="0.073717751" calcext:value-type="float">
            <text:p>0.073717751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1569272" calcext:value-type="float">
            <text:p>0.011569272</text:p>
          </table:table-cell>
          <table:table-cell office:value-type="float" office:value="0.0375212845" calcext:value-type="float">
            <text:p>0.0375212845</text:p>
          </table:table-cell>
          <table:table-cell office:value-type="float" office:value="0.019082921" calcext:value-type="float">
            <text:p>0.019082921</text:p>
          </table:table-cell>
          <table:table-cell office:value-type="float" office:value="0.077966453" calcext:value-type="float">
            <text:p>0.077966453</text:p>
          </table:table-cell>
          <table:table-cell office:value-type="float" office:value="0.288991749" calcext:value-type="float">
            <text:p>0.288991749</text:p>
          </table:table-cell>
          <table:table-cell office:value-type="float" office:value="0.36523066" calcext:value-type="float">
            <text:p>0.36523066</text:p>
          </table:table-cell>
          <table:table-cell office:value-type="float" office:value="0.396069145" calcext:value-type="float">
            <text:p>0.396069145</text:p>
          </table:table-cell>
          <table:table-cell office:value-type="float" office:value="0.18549744" calcext:value-type="float">
            <text:p>0.18549744</text:p>
          </table:table-cell>
          <table:table-cell office:value-type="float" office:value="0.0777224635" calcext:value-type="float">
            <text:p>0.077722463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1235888075" calcext:value-type="float">
            <text:p>0.01235888075</text:p>
          </table:table-cell>
          <table:table-cell office:value-type="float" office:value="0.03946176475" calcext:value-type="float">
            <text:p>0.03946176475</text:p>
          </table:table-cell>
          <table:table-cell office:value-type="float" office:value="0.02002307825" calcext:value-type="float">
            <text:p>0.02002307825</text:p>
          </table:table-cell>
          <table:table-cell office:value-type="float" office:value="0.08174331225" calcext:value-type="float">
            <text:p>0.08174331225</text:p>
          </table:table-cell>
          <table:table-cell office:value-type="float" office:value="0.3021603025" calcext:value-type="float">
            <text:p>0.3021603025</text:p>
          </table:table-cell>
          <table:table-cell office:value-type="float" office:value="0.38292376875" calcext:value-type="float">
            <text:p>0.38292376875</text:p>
          </table:table-cell>
          <table:table-cell office:value-type="float" office:value="0.41318951375" calcext:value-type="float">
            <text:p>0.41318951375</text:p>
          </table:table-cell>
          <table:table-cell office:value-type="float" office:value="0.193401258" calcext:value-type="float">
            <text:p>0.193401258</text:p>
          </table:table-cell>
          <table:table-cell office:value-type="float" office:value="0.081109622" calcext:value-type="float">
            <text:p>0.0811096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6167666" calcext:value-type="float">
            <text:p>0.016167666</text:p>
          </table:table-cell>
          <table:table-cell office:value-type="float" office:value="0.047436867" calcext:value-type="float">
            <text:p>0.047436867</text:p>
          </table:table-cell>
          <table:table-cell office:value-type="float" office:value="0.026741845" calcext:value-type="float">
            <text:p>0.026741845</text:p>
          </table:table-cell>
          <table:table-cell office:value-type="float" office:value="0.093612809" calcext:value-type="float">
            <text:p>0.093612809</text:p>
          </table:table-cell>
          <table:table-cell office:value-type="float" office:value="0.342146777" calcext:value-type="float">
            <text:p>0.342146777</text:p>
          </table:table-cell>
          <table:table-cell office:value-type="float" office:value="0.42075088" calcext:value-type="float">
            <text:p>0.42075088</text:p>
          </table:table-cell>
          <table:table-cell office:value-type="float" office:value="0.457861453" calcext:value-type="float">
            <text:p>0.457861453</text:p>
          </table:table-cell>
          <table:table-cell office:value-type="float" office:value="0.207940426" calcext:value-type="float">
            <text:p>0.207940426</text:p>
          </table:table-cell>
          <table:table-cell office:value-type="float" office:value="0.095472498" calcext:value-type="float">
            <text:p>0.095472498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 160108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58316452765217" calcext:value-type="float">
            <text:p>4,58316452765217</text:p>
          </table:table-cell>
          <table:table-cell office:value-type="float" office:value="4.14945652173913" calcext:value-type="float">
            <text:p>4,14945652173913</text:p>
          </table:table-cell>
          <table:table-cell office:value-type="float" office:value="1.89514514008696" calcext:value-type="float">
            <text:p>1,89514514008696</text:p>
          </table:table-cell>
          <table:table-cell office:value-type="float" office:value="9.81978260869565" calcext:value-type="float">
            <text:p>9,81978260869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576670603025864" calcext:value-type="float">
            <text:p>0,576670603025864</text:p>
          </table:table-cell>
          <table:table-cell office:value-type="float" office:value="0.672792668878342" calcext:value-type="float">
            <text:p>0,672792668878342</text:p>
          </table:table-cell>
          <table:table-cell office:value-type="float" office:value="0.279286803768223" calcext:value-type="float">
            <text:p>0,279286803768223</text:p>
          </table:table-cell>
          <table:table-cell office:value-type="float" office:value="1.58125775474985" calcext:value-type="float">
            <text:p>1,58125775474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279212598" calcext:value-type="float">
            <text:p>3,279212598</text:p>
          </table:table-cell>
          <table:table-cell office:value-type="float" office:value="3" calcext:value-type="float">
            <text:p>3</text:p>
          </table:table-cell>
          <table:table-cell office:value-type="float" office:value="1.340623472" calcext:value-type="float">
            <text:p>1,340623472</text:p>
          </table:table-cell>
          <table:table-cell office:value-type="float" office:value="7.2" calcext:value-type="float">
            <text:p>7,2</text:p>
          </table:table-cell>
          <table:table-cell table:number-columns-repeated="5"/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4.3155789475" calcext:value-type="float">
            <text:p>4,3155789475</text:p>
          </table:table-cell>
          <table:table-cell office:value-type="float" office:value="3.8475" calcext:value-type="float">
            <text:p>3,8475</text:p>
          </table:table-cell>
          <table:table-cell office:value-type="float" office:value="1.7705968955" calcext:value-type="float">
            <text:p>1,7705968955</text:p>
          </table:table-cell>
          <table:table-cell office:value-type="float" office:value="8.5875" calcext:value-type="float">
            <text:p>8,5875</text:p>
          </table:table-cell>
          <table:table-cell table:number-columns-repeated="5"/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4.68975" calcext:value-type="float">
            <text:p>4,68975</text:p>
          </table:table-cell>
          <table:table-cell office:value-type="float" office:value="4.095" calcext:value-type="float">
            <text:p>4,095</text:p>
          </table:table-cell>
          <table:table-cell office:value-type="float" office:value="1.894837964" calcext:value-type="float">
            <text:p>1,894837964</text:p>
          </table:table-cell>
          <table:table-cell office:value-type="float" office:value="9.36" calcext:value-type="float">
            <text:p>9,36</text:p>
          </table:table-cell>
          <table:table-cell table:number-columns-repeated="5"/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4.943007423" calcext:value-type="float">
            <text:p>4,943007423</text:p>
          </table:table-cell>
          <table:table-cell office:value-type="float" office:value="4.68" calcext:value-type="float">
            <text:p>4,68</text:p>
          </table:table-cell>
          <table:table-cell office:value-type="float" office:value="2.0815089455" calcext:value-type="float">
            <text:p>2,0815089455</text:p>
          </table:table-cell>
          <table:table-cell office:value-type="float" office:value="10.8" calcext:value-type="float">
            <text:p>1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5063125" calcext:value-type="float">
            <text:p>5,5063125</text:p>
          </table:table-cell>
          <table:table-cell office:value-type="float" office:value="5.85" calcext:value-type="float">
            <text:p>5,85</text:p>
          </table:table-cell>
          <table:table-cell office:value-type="float" office:value="2.395495773" calcext:value-type="float">
            <text:p>2,395495773</text:p>
          </table:table-cell>
          <table:table-cell office:value-type="float" office:value="13.2" calcext:value-type="float">
            <text:p>13,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6010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213388897391304" calcext:value-type="float">
            <text:p>0,02133888973913</text:p>
          </table:table-cell>
          <table:table-cell office:value-type="float" office:value="0.0455249733478261" calcext:value-type="float">
            <text:p>0,045524973347826</text:p>
          </table:table-cell>
          <table:table-cell office:value-type="float" office:value="0.0247747447391304" calcext:value-type="float">
            <text:p>0,02477474473913</text:p>
          </table:table-cell>
          <table:table-cell office:value-type="float" office:value="0.0836462053913044" calcext:value-type="float">
            <text:p>0,083646205391304</text:p>
          </table:table-cell>
          <table:table-cell office:value-type="float" office:value="0.300275184869565" calcext:value-type="float">
            <text:p>0,300275184869565</text:p>
          </table:table-cell>
          <table:table-cell office:value-type="float" office:value="0.376510988521739" calcext:value-type="float">
            <text:p>0,376510988521739</text:p>
          </table:table-cell>
          <table:table-cell office:value-type="float" office:value="0.406157659521739" calcext:value-type="float">
            <text:p>0,406157659521739</text:p>
          </table:table-cell>
          <table:table-cell office:value-type="float" office:value="0.197909846" calcext:value-type="float">
            <text:p>0,197909846</text:p>
          </table:table-cell>
          <table:table-cell office:value-type="float" office:value="0.084197594" calcext:value-type="float">
            <text:p>0,08419759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523895785328315" calcext:value-type="float">
            <text:p>0,005238957853283</text:p>
          </table:table-cell>
          <table:table-cell office:value-type="float" office:value="0.00585322588196519" calcext:value-type="float">
            <text:p>0,005853225881965</text:p>
          </table:table-cell>
          <table:table-cell office:value-type="float" office:value="0.00469211436954666" calcext:value-type="float">
            <text:p>0,004692114369547</text:p>
          </table:table-cell>
          <table:table-cell office:value-type="float" office:value="0.00776964783058202" calcext:value-type="float">
            <text:p>0,007769647830582</text:p>
          </table:table-cell>
          <table:table-cell office:value-type="float" office:value="0.0273193409284452" calcext:value-type="float">
            <text:p>0,027319340928445</text:p>
          </table:table-cell>
          <table:table-cell office:value-type="float" office:value="0.0365895310451579" calcext:value-type="float">
            <text:p>0,036589531045158</text:p>
          </table:table-cell>
          <table:table-cell office:value-type="float" office:value="0.038157537834057" calcext:value-type="float">
            <text:p>0,038157537834057</text:p>
          </table:table-cell>
          <table:table-cell office:value-type="float" office:value="0.0146671466267652" calcext:value-type="float">
            <text:p>0,014667146626765</text:p>
          </table:table-cell>
          <table:table-cell office:value-type="float" office:value="0.00952862139582042" calcext:value-type="float">
            <text:p>0,009528621395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15192915" calcext:value-type="float">
            <text:p>0,015192915</text:p>
          </table:table-cell>
          <table:table-cell office:value-type="float" office:value="0.03825267" calcext:value-type="float">
            <text:p>0,03825267</text:p>
          </table:table-cell>
          <table:table-cell office:value-type="float" office:value="0.020254352" calcext:value-type="float">
            <text:p>0,020254352</text:p>
          </table:table-cell>
          <table:table-cell office:value-type="float" office:value="0.074182971" calcext:value-type="float">
            <text:p>0,074182971</text:p>
          </table:table-cell>
          <table:table-cell office:value-type="float" office:value="0.240061313" calcext:value-type="float">
            <text:p>0,240061313</text:p>
          </table:table-cell>
          <table:table-cell office:value-type="float" office:value="0.297848761" calcext:value-type="float">
            <text:p>0,297848761</text:p>
          </table:table-cell>
          <table:table-cell office:value-type="float" office:value="0.321776325" calcext:value-type="float">
            <text:p>0,321776325</text:p>
          </table:table-cell>
          <table:table-cell office:value-type="float" office:value="0.176250207" calcext:value-type="float">
            <text:p>0,176250207</text:p>
          </table:table-cell>
          <table:table-cell office:value-type="float" office:value="0.072786552" calcext:value-type="float">
            <text:p>0,072786552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17769307" calcext:value-type="float">
            <text:p>0,017769307</text:p>
          </table:table-cell>
          <table:table-cell office:value-type="float" office:value="0.041294805" calcext:value-type="float">
            <text:p>0,041294805</text:p>
          </table:table-cell>
          <table:table-cell office:value-type="float" office:value="0.021831834" calcext:value-type="float">
            <text:p>0,021831834</text:p>
          </table:table-cell>
          <table:table-cell office:value-type="float" office:value="0.078932611" calcext:value-type="float">
            <text:p>0,078932611</text:p>
          </table:table-cell>
          <table:table-cell office:value-type="float" office:value="0.282859093" calcext:value-type="float">
            <text:p>0,282859093</text:p>
          </table:table-cell>
          <table:table-cell office:value-type="float" office:value="0.3522304865" calcext:value-type="float">
            <text:p>0,3522304865</text:p>
          </table:table-cell>
          <table:table-cell office:value-type="float" office:value="0.382896184" calcext:value-type="float">
            <text:p>0,382896184</text:p>
          </table:table-cell>
          <table:table-cell office:value-type="float" office:value="0.1883011035" calcext:value-type="float">
            <text:p>0,1883011035</text:p>
          </table:table-cell>
          <table:table-cell office:value-type="float" office:value="0.077910925" calcext:value-type="float">
            <text:p>0,077910925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19507883" calcext:value-type="float">
            <text:p>0,019507883</text:p>
          </table:table-cell>
          <table:table-cell office:value-type="float" office:value="0.043543978" calcext:value-type="float">
            <text:p>0,043543978</text:p>
          </table:table-cell>
          <table:table-cell office:value-type="float" office:value="0.023342792" calcext:value-type="float">
            <text:p>0,023342792</text:p>
          </table:table-cell>
          <table:table-cell office:value-type="float" office:value="0.080627219" calcext:value-type="float">
            <text:p>0,080627219</text:p>
          </table:table-cell>
          <table:table-cell office:value-type="float" office:value="0.300910066" calcext:value-type="float">
            <text:p>0,300910066</text:p>
          </table:table-cell>
          <table:table-cell office:value-type="float" office:value="0.376274779" calcext:value-type="float">
            <text:p>0,376274779</text:p>
          </table:table-cell>
          <table:table-cell office:value-type="float" office:value="0.403519049" calcext:value-type="float">
            <text:p>0,403519049</text:p>
          </table:table-cell>
          <table:table-cell office:value-type="float" office:value="0.192668378" calcext:value-type="float">
            <text:p>0,192668378</text:p>
          </table:table-cell>
          <table:table-cell office:value-type="float" office:value="0.081070645" calcext:value-type="float">
            <text:p>0,081070645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229136145" calcext:value-type="float">
            <text:p>0,0229136145</text:p>
          </table:table-cell>
          <table:table-cell office:value-type="float" office:value="0.048064701" calcext:value-type="float">
            <text:p>0,048064701</text:p>
          </table:table-cell>
          <table:table-cell office:value-type="float" office:value="0.025849801" calcext:value-type="float">
            <text:p>0,025849801</text:p>
          </table:table-cell>
          <table:table-cell office:value-type="float" office:value="0.0885085905" calcext:value-type="float">
            <text:p>0,0885085905</text:p>
          </table:table-cell>
          <table:table-cell office:value-type="float" office:value="0.320661137" calcext:value-type="float">
            <text:p>0,320661137</text:p>
          </table:table-cell>
          <table:table-cell office:value-type="float" office:value="0.4034607055" calcext:value-type="float">
            <text:p>0,4034607055</text:p>
          </table:table-cell>
          <table:table-cell office:value-type="float" office:value="0.430884215" calcext:value-type="float">
            <text:p>0,430884215</text:p>
          </table:table-cell>
          <table:table-cell office:value-type="float" office:value="0.207022104" calcext:value-type="float">
            <text:p>0,207022104</text:p>
          </table:table-cell>
          <table:table-cell office:value-type="float" office:value="0.0861239965" calcext:value-type="float">
            <text:p>0,08612399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3932554" calcext:value-type="float">
            <text:p>0,033932554</text:p>
          </table:table-cell>
          <table:table-cell office:value-type="float" office:value="0.060468068" calcext:value-type="float">
            <text:p>0,060468068</text:p>
          </table:table-cell>
          <table:table-cell office:value-type="float" office:value="0.037991495" calcext:value-type="float">
            <text:p>0,037991495</text:p>
          </table:table-cell>
          <table:table-cell office:value-type="float" office:value="0.106806219" calcext:value-type="float">
            <text:p>0,106806219</text:p>
          </table:table-cell>
          <table:table-cell office:value-type="float" office:value="0.363998823" calcext:value-type="float">
            <text:p>0,363998823</text:p>
          </table:table-cell>
          <table:table-cell office:value-type="float" office:value="0.468436189" calcext:value-type="float">
            <text:p>0,468436189</text:p>
          </table:table-cell>
          <table:table-cell office:value-type="float" office:value="0.503613003" calcext:value-type="float">
            <text:p>0,503613003</text:p>
          </table:table-cell>
          <table:table-cell office:value-type="float" office:value="0.232327309" calcext:value-type="float">
            <text:p>0,232327309</text:p>
          </table:table-cell>
          <table:table-cell office:value-type="float" office:value="0.109463541" calcext:value-type="float">
            <text:p>0,10946354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table table:name="Field 161223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75684322" calcext:value-type="float">
            <text:p>4,75684322</text:p>
          </table:table-cell>
          <table:table-cell office:value-type="float" office:value="4.24905" calcext:value-type="float">
            <text:p>4,24905</text:p>
          </table:table-cell>
          <table:table-cell office:value-type="float" office:value="2.06099774" calcext:value-type="float">
            <text:p>2,06099774</text:p>
          </table:table-cell>
          <table:table-cell office:value-type="float" office:value="10.0984" calcext:value-type="float">
            <text:p>10,0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819643521379188" calcext:value-type="float">
            <text:p>0,819643521379188</text:p>
          </table:table-cell>
          <table:table-cell office:value-type="float" office:value="0.890497627734066" calcext:value-type="float">
            <text:p>0,890497627734066</text:p>
          </table:table-cell>
          <table:table-cell office:value-type="float" office:value="0.728148640740175" calcext:value-type="float">
            <text:p>0,728148640740175</text:p>
          </table:table-cell>
          <table:table-cell office:value-type="float" office:value="2.30552718483214" calcext:value-type="float">
            <text:p>2,30552718483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780173913" calcext:value-type="float">
            <text:p>3,780173913</text:p>
          </table:table-cell>
          <table:table-cell office:value-type="float" office:value="2.925" calcext:value-type="float">
            <text:p>2,925</text:p>
          </table:table-cell>
          <table:table-cell office:value-type="float" office:value="1.143172428" calcext:value-type="float">
            <text:p>1,143172428</text:p>
          </table:table-cell>
          <table:table-cell office:value-type="float" office:value="7.02" calcext:value-type="float">
            <text:p>7,02</text:p>
          </table:table-cell>
          <table:table-cell table:number-columns-repeated="5"/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3.980925" calcext:value-type="float">
            <text:p>3,980925</text:p>
          </table:table-cell>
          <table:table-cell office:value-type="float" office:value="3.83175" calcext:value-type="float">
            <text:p>3,83175</text:p>
          </table:table-cell>
          <table:table-cell office:value-type="float" office:value="1.55298139325" calcext:value-type="float">
            <text:p>1,55298139325</text:p>
          </table:table-cell>
          <table:table-cell office:value-type="float" office:value="8.658" calcext:value-type="float">
            <text:p>8,658</text:p>
          </table:table-cell>
          <table:table-cell table:number-columns-repeated="5"/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4.796212666" calcext:value-type="float">
            <text:p>4,796212666</text:p>
          </table:table-cell>
          <table:table-cell office:value-type="float" office:value="4.212" calcext:value-type="float">
            <text:p>4,212</text:p>
          </table:table-cell>
          <table:table-cell office:value-type="float" office:value="1.9364951825" calcext:value-type="float">
            <text:p>1,9364951825</text:p>
          </table:table-cell>
          <table:table-cell office:value-type="float" office:value="9.6525" calcext:value-type="float">
            <text:p>9,6525</text:p>
          </table:table-cell>
          <table:table-cell table:number-columns-repeated="5"/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5.2047247895" calcext:value-type="float">
            <text:p>5,2047247895</text:p>
          </table:table-cell>
          <table:table-cell office:value-type="float" office:value="4.606875" calcext:value-type="float">
            <text:p>4,606875</text:p>
          </table:table-cell>
          <table:table-cell office:value-type="float" office:value="2.30491981425" calcext:value-type="float">
            <text:p>2,30491981425</text:p>
          </table:table-cell>
          <table:table-cell office:value-type="float" office:value="10.38375" calcext:value-type="float">
            <text:p>10,38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.066195652" calcext:value-type="float">
            <text:p>6,066195652</text:p>
          </table:table-cell>
          <table:table-cell office:value-type="float" office:value="5.85" calcext:value-type="float">
            <text:p>5,85</text:p>
          </table:table-cell>
          <table:table-cell office:value-type="float" office:value="3.5630222" calcext:value-type="float">
            <text:p>3,5630222</text:p>
          </table:table-cell>
          <table:table-cell office:value-type="float" office:value="14.04" calcext:value-type="float">
            <text:p>14,0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ntinel 161223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23122475" calcext:value-type="float">
            <text:p>0,0123122475</text:p>
          </table:table-cell>
          <table:table-cell office:value-type="float" office:value="0.0392286448" calcext:value-type="float">
            <text:p>0,0392286448</text:p>
          </table:table-cell>
          <table:table-cell office:value-type="float" office:value="0.0193319166" calcext:value-type="float">
            <text:p>0,0193319166</text:p>
          </table:table-cell>
          <table:table-cell office:value-type="float" office:value="0.0793005519" calcext:value-type="float">
            <text:p>0,0793005519</text:p>
          </table:table-cell>
          <table:table-cell office:value-type="float" office:value="0.295559462" calcext:value-type="float">
            <text:p>0,295559462</text:p>
          </table:table-cell>
          <table:table-cell office:value-type="float" office:value="0.3716854972" calcext:value-type="float">
            <text:p>0,3716854972</text:p>
          </table:table-cell>
          <table:table-cell office:value-type="float" office:value="0.4006292984" calcext:value-type="float">
            <text:p>0,4006292984</text:p>
          </table:table-cell>
          <table:table-cell office:value-type="float" office:value="0.1831222071" calcext:value-type="float">
            <text:p>0,1831222071</text:p>
          </table:table-cell>
          <table:table-cell office:value-type="float" office:value="0.0765291601" calcext:value-type="float">
            <text:p>0,076529160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330644672807399" calcext:value-type="float">
            <text:p>0,003306446728074</text:p>
          </table:table-cell>
          <table:table-cell office:value-type="float" office:value="0.00470837140635886" calcext:value-type="float">
            <text:p>0,004708371406359</text:p>
          </table:table-cell>
          <table:table-cell office:value-type="float" office:value="0.00231393827996034" calcext:value-type="float">
            <text:p>0,00231393827996</text:p>
          </table:table-cell>
          <table:table-cell office:value-type="float" office:value="0.00797209299709646" calcext:value-type="float">
            <text:p>0,007972092997096</text:p>
          </table:table-cell>
          <table:table-cell office:value-type="float" office:value="0.0226263037004645" calcext:value-type="float">
            <text:p>0,022626303700465</text:p>
          </table:table-cell>
          <table:table-cell office:value-type="float" office:value="0.0268190692701512" calcext:value-type="float">
            <text:p>0,026819069270151</text:p>
          </table:table-cell>
          <table:table-cell office:value-type="float" office:value="0.0277501179843851" calcext:value-type="float">
            <text:p>0,027750117984385</text:p>
          </table:table-cell>
          <table:table-cell office:value-type="float" office:value="0.0105630093273074" calcext:value-type="float">
            <text:p>0,010563009327307</text:p>
          </table:table-cell>
          <table:table-cell office:value-type="float" office:value="0.00429864193431973" calcext:value-type="float">
            <text:p>0,004298641934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736425" calcext:value-type="float">
            <text:p>0,00736425</text:p>
          </table:table-cell>
          <table:table-cell office:value-type="float" office:value="0.032322267" calcext:value-type="float">
            <text:p>0,032322267</text:p>
          </table:table-cell>
          <table:table-cell office:value-type="float" office:value="0.016650836" calcext:value-type="float">
            <text:p>0,016650836</text:p>
          </table:table-cell>
          <table:table-cell office:value-type="float" office:value="0.063821565" calcext:value-type="float">
            <text:p>0,063821565</text:p>
          </table:table-cell>
          <table:table-cell office:value-type="float" office:value="0.267583095" calcext:value-type="float">
            <text:p>0,267583095</text:p>
          </table:table-cell>
          <table:table-cell office:value-type="float" office:value="0.333635819" calcext:value-type="float">
            <text:p>0,333635819</text:p>
          </table:table-cell>
          <table:table-cell office:value-type="float" office:value="0.359973413" calcext:value-type="float">
            <text:p>0,359973413</text:p>
          </table:table-cell>
          <table:table-cell office:value-type="float" office:value="0.166154766" calcext:value-type="float">
            <text:p>0,166154766</text:p>
          </table:table-cell>
          <table:table-cell office:value-type="float" office:value="0.070195235" calcext:value-type="float">
            <text:p>0,070195235</text:p>
          </table:table-cell>
        </table:table-row>
        <table:table-row table:style-name="ro1">
          <table:table-cell table:style-name="ce1" office:value-type="percentage" office:value="0.25" calcext:value-type="percentage">
            <text:p>25,00%</text:p>
          </table:table-cell>
          <table:table-cell office:value-type="float" office:value="0.01002602125" calcext:value-type="float">
            <text:p>0,01002602125</text:p>
          </table:table-cell>
          <table:table-cell office:value-type="float" office:value="0.03664593525" calcext:value-type="float">
            <text:p>0,03664593525</text:p>
          </table:table-cell>
          <table:table-cell office:value-type="float" office:value="0.01752875975" calcext:value-type="float">
            <text:p>0,01752875975</text:p>
          </table:table-cell>
          <table:table-cell office:value-type="float" office:value="0.07543693775" calcext:value-type="float">
            <text:p>0,07543693775</text:p>
          </table:table-cell>
          <table:table-cell office:value-type="float" office:value="0.27970747225" calcext:value-type="float">
            <text:p>0,27970747225</text:p>
          </table:table-cell>
          <table:table-cell office:value-type="float" office:value="0.35378235575" calcext:value-type="float">
            <text:p>0,35378235575</text:p>
          </table:table-cell>
          <table:table-cell office:value-type="float" office:value="0.384097548" calcext:value-type="float">
            <text:p>0,384097548</text:p>
          </table:table-cell>
          <table:table-cell office:value-type="float" office:value="0.179264186" calcext:value-type="float">
            <text:p>0,179264186</text:p>
          </table:table-cell>
          <table:table-cell office:value-type="float" office:value="0.0742174275" calcext:value-type="float">
            <text:p>0,0742174275</text:p>
          </table:table-cell>
        </table:table-row>
        <table:table-row table:style-name="ro1">
          <table:table-cell table:style-name="ce1" office:value-type="percentage" office:value="0.5" calcext:value-type="percentage">
            <text:p>50,00%</text:p>
          </table:table-cell>
          <table:table-cell office:value-type="float" office:value="0.0110471485" calcext:value-type="float">
            <text:p>0,0110471485</text:p>
          </table:table-cell>
          <table:table-cell office:value-type="float" office:value="0.0384460795" calcext:value-type="float">
            <text:p>0,0384460795</text:p>
          </table:table-cell>
          <table:table-cell office:value-type="float" office:value="0.0186851635" calcext:value-type="float">
            <text:p>0,0186851635</text:p>
          </table:table-cell>
          <table:table-cell office:value-type="float" office:value="0.0805530095" calcext:value-type="float">
            <text:p>0,0805530095</text:p>
          </table:table-cell>
          <table:table-cell office:value-type="float" office:value="0.2881375515" calcext:value-type="float">
            <text:p>0,2881375515</text:p>
          </table:table-cell>
          <table:table-cell office:value-type="float" office:value="0.370463185" calcext:value-type="float">
            <text:p>0,370463185</text:p>
          </table:table-cell>
          <table:table-cell office:value-type="float" office:value="0.396778069" calcext:value-type="float">
            <text:p>0,396778069</text:p>
          </table:table-cell>
          <table:table-cell office:value-type="float" office:value="0.1829813875" calcext:value-type="float">
            <text:p>0,1829813875</text:p>
          </table:table-cell>
          <table:table-cell office:value-type="float" office:value="0.075919772" calcext:value-type="float">
            <text:p>0,075919772</text:p>
          </table:table-cell>
        </table:table-row>
        <table:table-row table:style-name="ro1">
          <table:table-cell table:style-name="ce1" office:value-type="percentage" office:value="0.75" calcext:value-type="percentage">
            <text:p>75,00%</text:p>
          </table:table-cell>
          <table:table-cell office:value-type="float" office:value="0.01557813925" calcext:value-type="float">
            <text:p>0,01557813925</text:p>
          </table:table-cell>
          <table:table-cell office:value-type="float" office:value="0.04282450125" calcext:value-type="float">
            <text:p>0,04282450125</text:p>
          </table:table-cell>
          <table:table-cell office:value-type="float" office:value="0.02149957375" calcext:value-type="float">
            <text:p>0,02149957375</text:p>
          </table:table-cell>
          <table:table-cell office:value-type="float" office:value="0.083182864" calcext:value-type="float">
            <text:p>0,083182864</text:p>
          </table:table-cell>
          <table:table-cell office:value-type="float" office:value="0.31202671825" calcext:value-type="float">
            <text:p>0,31202671825</text:p>
          </table:table-cell>
          <table:table-cell office:value-type="float" office:value="0.3871539705" calcext:value-type="float">
            <text:p>0,3871539705</text:p>
          </table:table-cell>
          <table:table-cell office:value-type="float" office:value="0.4159956215" calcext:value-type="float">
            <text:p>0,4159956215</text:p>
          </table:table-cell>
          <table:table-cell office:value-type="float" office:value="0.1887203275" calcext:value-type="float">
            <text:p>0,1887203275</text:p>
          </table:table-cell>
          <table:table-cell office:value-type="float" office:value="0.0797046365" calcext:value-type="float">
            <text:p>0,07970463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686355" calcext:value-type="float">
            <text:p>0,01686355</text:p>
          </table:table-cell>
          <table:table-cell office:value-type="float" office:value="0.046537413" calcext:value-type="float">
            <text:p>0,046537413</text:p>
          </table:table-cell>
          <table:table-cell office:value-type="float" office:value="0.0228804" calcext:value-type="float">
            <text:p>0,0228804</text:p>
          </table:table-cell>
          <table:table-cell office:value-type="float" office:value="0.092577879" calcext:value-type="float">
            <text:p>0,092577879</text:p>
          </table:table-cell>
          <table:table-cell office:value-type="float" office:value="0.337460834" calcext:value-type="float">
            <text:p>0,337460834</text:p>
          </table:table-cell>
          <table:table-cell office:value-type="float" office:value="0.425113791" calcext:value-type="float">
            <text:p>0,425113791</text:p>
          </table:table-cell>
          <table:table-cell office:value-type="float" office:value="0.455219036" calcext:value-type="float">
            <text:p>0,455219036</text:p>
          </table:table-cell>
          <table:table-cell office:value-type="float" office:value="0.202445602" calcext:value-type="float">
            <text:p>0,202445602</text:p>
          </table:table-cell>
          <table:table-cell office:value-type="float" office:value="0.08429811" calcext:value-type="float">
            <text:p>0,0842981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table table:name="Field Total" table:style-name="ta1">
        <table:table-column table:style-name="co3" table:default-cell-style-name="ce5"/>
        <table:table-column table:style-name="co1" table:number-columns-repeated="1023" table:default-cell-style-name="ce5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Hmean</text:p>
          </table:table-cell>
          <table:table-cell office:value-type="string" calcext:value-type="string">
            <text:p>FHmedian</text:p>
          </table:table-cell>
          <table:table-cell office:value-type="string" calcext:value-type="string">
            <text:p>FHstdev</text:p>
          </table:table-cell>
          <table:table-cell office:value-type="string" calcext:value-type="string">
            <text:p>FH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.63579443442424" calcext:value-type="float">
            <text:p>4.63579443442424</text:p>
          </table:table-cell>
          <table:table-cell office:value-type="float" office:value="4.17963636363636" calcext:value-type="float">
            <text:p>4.17963636363636</text:p>
          </table:table-cell>
          <table:table-cell office:value-type="float" office:value="1.94540350369697" calcext:value-type="float">
            <text:p>1.94540350369697</text:p>
          </table:table-cell>
          <table:table-cell office:value-type="float" office:value="9.90421212121212" calcext:value-type="float">
            <text:p>9.90421212121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651264470180257" calcext:value-type="float">
            <text:p>0.651264470180257</text:p>
          </table:table-cell>
          <table:table-cell office:value-type="float" office:value="0.732382779365656" calcext:value-type="float">
            <text:p>0.732382779365656</text:p>
          </table:table-cell>
          <table:table-cell office:value-type="float" office:value="0.456876099385258" calcext:value-type="float">
            <text:p>0.456876099385258</text:p>
          </table:table-cell>
          <table:table-cell office:value-type="float" office:value="1.79746710257754" calcext:value-type="float">
            <text:p>1.79746710257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279212598" calcext:value-type="float">
            <text:p>3.279212598</text:p>
          </table:table-cell>
          <table:table-cell office:value-type="float" office:value="2.925" calcext:value-type="float">
            <text:p>2.925</text:p>
          </table:table-cell>
          <table:table-cell office:value-type="float" office:value="1.143172428" calcext:value-type="float">
            <text:p>1.143172428</text:p>
          </table:table-cell>
          <table:table-cell office:value-type="float" office:value="7.02" calcext:value-type="float">
            <text:p>7.02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4.263157895" calcext:value-type="float">
            <text:p>4.263157895</text:p>
          </table:table-cell>
          <table:table-cell office:value-type="float" office:value="3.744" calcext:value-type="float">
            <text:p>3.744</text:p>
          </table:table-cell>
          <table:table-cell office:value-type="float" office:value="1.691536886" calcext:value-type="float">
            <text:p>1.691536886</text:p>
          </table:table-cell>
          <table:table-cell office:value-type="float" office:value="8.424" calcext:value-type="float">
            <text:p>8.424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4.68975" calcext:value-type="float">
            <text:p>4.68975</text:p>
          </table:table-cell>
          <table:table-cell office:value-type="float" office:value="4.095" calcext:value-type="float">
            <text:p>4.095</text:p>
          </table:table-cell>
          <table:table-cell office:value-type="float" office:value="1.894837964" calcext:value-type="float">
            <text:p>1.894837964</text:p>
          </table:table-cell>
          <table:table-cell office:value-type="float" office:value="9.36" calcext:value-type="float">
            <text:p>9.36</text:p>
          </table:table-cell>
          <table:table-cell table:number-columns-repeated="1019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5.024117647" calcext:value-type="float">
            <text:p>5.024117647</text:p>
          </table:table-cell>
          <table:table-cell office:value-type="float" office:value="4.68" calcext:value-type="float">
            <text:p>4.68</text:p>
          </table:table-cell>
          <table:table-cell office:value-type="float" office:value="2.181453479" calcext:value-type="float">
            <text:p>2.181453479</text:p>
          </table:table-cell>
          <table:table-cell office:value-type="float" office:value="10.8" calcext:value-type="float">
            <text:p>1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.066195652" calcext:value-type="float">
            <text:p>6.066195652</text:p>
          </table:table-cell>
          <table:table-cell office:value-type="float" office:value="5.85" calcext:value-type="float">
            <text:p>5.85</text:p>
          </table:table-cell>
          <table:table-cell office:value-type="float" office:value="3.5630222" calcext:value-type="float">
            <text:p>3.5630222</text:p>
          </table:table-cell>
          <table:table-cell office:value-type="float" office:value="14.04" calcext:value-type="float">
            <text:p>14.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Sentinel 160108 and</text:span> 161223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8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186035436060606" calcext:value-type="float">
            <text:p>0.018603543606061</text:p>
          </table:table-cell>
          <table:table-cell office:value-type="float" office:value="0.043616995" calcext:value-type="float">
            <text:p>0.043616995</text:p>
          </table:table-cell>
          <table:table-cell office:value-type="float" office:value="0.0231254028787879" calcext:value-type="float">
            <text:p>0.023125402878788</text:p>
          </table:table-cell>
          <table:table-cell office:value-type="float" office:value="0.0823293406969697" calcext:value-type="float">
            <text:p>0.08232934069697</text:p>
          </table:table-cell>
          <table:table-cell office:value-type="float" office:value="0.298846177939394" calcext:value-type="float">
            <text:p>0.298846177939394</text:p>
          </table:table-cell>
          <table:table-cell office:value-type="float" office:value="0.375048718424242" calcext:value-type="float">
            <text:p>0.375048718424242</text:p>
          </table:table-cell>
          <table:table-cell office:value-type="float" office:value="0.404482398575758" calcext:value-type="float">
            <text:p>0.404482398575758</text:p>
          </table:table-cell>
          <table:table-cell office:value-type="float" office:value="0.19342874330303" calcext:value-type="float">
            <text:p>0.19342874330303</text:p>
          </table:table-cell>
          <table:table-cell office:value-type="float" office:value="0.0818738261515152" calcext:value-type="float">
            <text:p>0.08187382615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0630008196359196" calcext:value-type="float">
            <text:p>0.006300081963592</text:p>
          </table:table-cell>
          <table:table-cell office:value-type="float" office:value="0.00619866258024639" calcext:value-type="float">
            <text:p>0.006198662580246</text:p>
          </table:table-cell>
          <table:table-cell office:value-type="float" office:value="0.00480563585659798" calcext:value-type="float">
            <text:p>0.004805635856598</text:p>
          </table:table-cell>
          <table:table-cell office:value-type="float" office:value="0.00796808569767707" calcext:value-type="float">
            <text:p>0.007968085697677</text:p>
          </table:table-cell>
          <table:table-cell office:value-type="float" office:value="0.0257282429566373" calcext:value-type="float">
            <text:p>0.025728242956637</text:p>
          </table:table-cell>
          <table:table-cell office:value-type="float" office:value="0.0335825091394602" calcext:value-type="float">
            <text:p>0.03358250913946</text:p>
          </table:table-cell>
          <table:table-cell office:value-type="float" office:value="0.0349890982949013" calcext:value-type="float">
            <text:p>0.034989098294901</text:p>
          </table:table-cell>
          <table:table-cell office:value-type="float" office:value="0.0150634512510866" calcext:value-type="float">
            <text:p>0.015063451251087</text:p>
          </table:table-cell>
          <table:table-cell office:value-type="float" office:value="0.00896806635227028" calcext:value-type="float">
            <text:p>0.00896806635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00736425" calcext:value-type="float">
            <text:p>0.00736425</text:p>
          </table:table-cell>
          <table:table-cell office:value-type="float" office:value="0.032322267" calcext:value-type="float">
            <text:p>0.032322267</text:p>
          </table:table-cell>
          <table:table-cell office:value-type="float" office:value="0.016650836" calcext:value-type="float">
            <text:p>0.016650836</text:p>
          </table:table-cell>
          <table:table-cell office:value-type="float" office:value="0.063821565" calcext:value-type="float">
            <text:p>0.063821565</text:p>
          </table:table-cell>
          <table:table-cell office:value-type="float" office:value="0.240061313" calcext:value-type="float">
            <text:p>0.240061313</text:p>
          </table:table-cell>
          <table:table-cell office:value-type="float" office:value="0.297848761" calcext:value-type="float">
            <text:p>0.297848761</text:p>
          </table:table-cell>
          <table:table-cell office:value-type="float" office:value="0.321776325" calcext:value-type="float">
            <text:p>0.321776325</text:p>
          </table:table-cell>
          <table:table-cell office:value-type="float" office:value="0.166154766" calcext:value-type="float">
            <text:p>0.166154766</text:p>
          </table:table-cell>
          <table:table-cell office:value-type="float" office:value="0.070195235" calcext:value-type="float">
            <text:p>0.070195235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25" calcext:value-type="percentage">
            <text:p>25.00%</text:p>
          </table:table-cell>
          <table:table-cell office:value-type="float" office:value="0.015576823" calcext:value-type="float">
            <text:p>0.015576823</text:p>
          </table:table-cell>
          <table:table-cell office:value-type="float" office:value="0.040341461" calcext:value-type="float">
            <text:p>0.040341461</text:p>
          </table:table-cell>
          <table:table-cell office:value-type="float" office:value="0.020764984" calcext:value-type="float">
            <text:p>0.020764984</text:p>
          </table:table-cell>
          <table:table-cell office:value-type="float" office:value="0.078170718" calcext:value-type="float">
            <text:p>0.078170718</text:p>
          </table:table-cell>
          <table:table-cell office:value-type="float" office:value="0.280654079" calcext:value-type="float">
            <text:p>0.280654079</text:p>
          </table:table-cell>
          <table:table-cell office:value-type="float" office:value="0.351948893" calcext:value-type="float">
            <text:p>0.351948893</text:p>
          </table:table-cell>
          <table:table-cell office:value-type="float" office:value="0.383105147" calcext:value-type="float">
            <text:p>0.383105147</text:p>
          </table:table-cell>
          <table:table-cell office:value-type="float" office:value="0.184948131" calcext:value-type="float">
            <text:p>0.184948131</text:p>
          </table:table-cell>
          <table:table-cell office:value-type="float" office:value="0.076999024" calcext:value-type="float">
            <text:p>0.076999024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5" calcext:value-type="percentage">
            <text:p>50.00%</text:p>
          </table:table-cell>
          <table:table-cell office:value-type="float" office:value="0.017792474" calcext:value-type="float">
            <text:p>0.017792474</text:p>
          </table:table-cell>
          <table:table-cell office:value-type="float" office:value="0.042675223" calcext:value-type="float">
            <text:p>0.042675223</text:p>
          </table:table-cell>
          <table:table-cell office:value-type="float" office:value="0.022255489" calcext:value-type="float">
            <text:p>0.022255489</text:p>
          </table:table-cell>
          <table:table-cell office:value-type="float" office:value="0.080627219" calcext:value-type="float">
            <text:p>0.080627219</text:p>
          </table:table-cell>
          <table:table-cell office:value-type="float" office:value="0.298075117" calcext:value-type="float">
            <text:p>0.298075117</text:p>
          </table:table-cell>
          <table:table-cell office:value-type="float" office:value="0.373743698" calcext:value-type="float">
            <text:p>0.373743698</text:p>
          </table:table-cell>
          <table:table-cell office:value-type="float" office:value="0.397441342" calcext:value-type="float">
            <text:p>0.397441342</text:p>
          </table:table-cell>
          <table:table-cell office:value-type="float" office:value="0.189087667" calcext:value-type="float">
            <text:p>0.189087667</text:p>
          </table:table-cell>
          <table:table-cell office:value-type="float" office:value="0.080181192" calcext:value-type="float">
            <text:p>0.080181192</text:p>
          </table:table-cell>
          <table:table-cell table:number-columns-repeated="1014"/>
        </table:table-row>
        <table:table-row table:style-name="ro1">
          <table:table-cell table:style-name="ce6" office:value-type="percentage" office:value="0.75" calcext:value-type="percentage">
            <text:p>75.00%</text:p>
          </table:table-cell>
          <table:table-cell office:value-type="float" office:value="0.021441075" calcext:value-type="float">
            <text:p>0.021441075</text:p>
          </table:table-cell>
          <table:table-cell office:value-type="float" office:value="0.046537413" calcext:value-type="float">
            <text:p>0.046537413</text:p>
          </table:table-cell>
          <table:table-cell office:value-type="float" office:value="0.024586343" calcext:value-type="float">
            <text:p>0.024586343</text:p>
          </table:table-cell>
          <table:table-cell office:value-type="float" office:value="0.085878299" calcext:value-type="float">
            <text:p>0.085878299</text:p>
          </table:table-cell>
          <table:table-cell office:value-type="float" office:value="0.318183839" calcext:value-type="float">
            <text:p>0.318183839</text:p>
          </table:table-cell>
          <table:table-cell office:value-type="float" office:value="0.393116349" calcext:value-type="float">
            <text:p>0.393116349</text:p>
          </table:table-cell>
          <table:table-cell office:value-type="float" office:value="0.426219448" calcext:value-type="float">
            <text:p>0.426219448</text:p>
          </table:table-cell>
          <table:table-cell office:value-type="float" office:value="0.202445602" calcext:value-type="float">
            <text:p>0.202445602</text:p>
          </table:table-cell>
          <table:table-cell office:value-type="float" office:value="0.08429811" calcext:value-type="float">
            <text:p>0.084298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33932554" calcext:value-type="float">
            <text:p>0.033932554</text:p>
          </table:table-cell>
          <table:table-cell office:value-type="float" office:value="0.060468068" calcext:value-type="float">
            <text:p>0.060468068</text:p>
          </table:table-cell>
          <table:table-cell office:value-type="float" office:value="0.037991495" calcext:value-type="float">
            <text:p>0.037991495</text:p>
          </table:table-cell>
          <table:table-cell office:value-type="float" office:value="0.106806219" calcext:value-type="float">
            <text:p>0.106806219</text:p>
          </table:table-cell>
          <table:table-cell office:value-type="float" office:value="0.363998823" calcext:value-type="float">
            <text:p>0.363998823</text:p>
          </table:table-cell>
          <table:table-cell office:value-type="float" office:value="0.468436189" calcext:value-type="float">
            <text:p>0.468436189</text:p>
          </table:table-cell>
          <table:table-cell office:value-type="float" office:value="0.503613003" calcext:value-type="float">
            <text:p>0.503613003</text:p>
          </table:table-cell>
          <table:table-cell office:value-type="float" office:value="0.232327309" calcext:value-type="float">
            <text:p>0.232327309</text:p>
          </table:table-cell>
          <table:table-cell office:value-type="float" office:value="0.109463541" calcext:value-type="float">
            <text:p>0.109463541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style-name="ce6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2:13:19.4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4T22:38:28.392000000</meta:creation-date>
    <dc:date>2021-05-27T18:00:53.362000000</dc:date>
    <meta:editing-duration>PT6H42M23S</meta:editing-duration>
    <meta:editing-cycles>14</meta:editing-cycles>
    <meta:generator>LibreOffice/7.0.4.2$Windows_X86_64 LibreOffice_project/dcf040e67528d9187c66b2379df5ea4407429775</meta:generator>
    <meta:document-statistic meta:table-count="7" meta:cell-count="1393" meta:object-count="0"/>
  </office:meta>
</office:document-meta>
</file>